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89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79.5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01.91pt"/>
    </style:style>
    <style:style style:name="co8" style:family="table-column">
      <style:table-column-properties fo:break-before="auto" style:column-width="128.1pt"/>
    </style:style>
    <style:style style:name="co9" style:family="table-column">
      <style:table-column-properties fo:break-before="auto" style:column-width="104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2pt" svg:height="255.23pt" svg:x="993.49pt" svg:y="24.8pt">
            <loext:p draw:notify-on-update-of-ranges="Sheet1.H3:Sheet1.H3 Sheet1.H4:Sheet1.H12 Sheet1.I3:Sheet1.I3 Sheet1.I4:Sheet1.I12 Sheet1.H3:Sheet1.H3 Sheet1.H4:Sheet1.H12 Sheet1.J3:Sheet1.J3 Sheet1.J4:Sheet1.J12 Sheet1.H3:Sheet1.H3 Sheet1.H4:Sheet1.H12 Sheet1.K3:Sheet1.K3 Sheet1.K4:Sheet1.K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43.34pt" svg:y="293.24pt">
            <loext:p draw:notify-on-update-of-ranges="Sheet1.H26:Sheet1.H34 Sheet1.I25:Sheet1.I25 Sheet1.I26:Sheet1.I34 Sheet1.H26:Sheet1.H34 Sheet1.J25:Sheet1.J25 Sheet1.J26:Sheet1.J3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844.89pt" svg:y="562.05pt">
            <loext:p draw:notify-on-update-of-ranges="Sheet1.H47:Sheet1.H55 Sheet1.I46:Sheet1.I46 Sheet1.I47:Sheet1.I5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846.11pt" svg:y="850.65pt">
            <loext:p draw:notify-on-update-of-ranges="Sheet1.H68:Sheet1.H68 Sheet1.H69:Sheet1.H77 Sheet1.I68:Sheet1.I68 Sheet1.I69:Sheet1.I7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Xeon</text:p>
          </table:table-cell>
          <table:covered-table-cell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6" table:number-rows-spanned="1">
            <text:p>Sequential</text:p>
          </table:table-cell>
          <table:covered-table-cell table:number-columns-repeated="5"/>
          <table:table-cell table:number-columns-repeated="5"/>
        </table:table-row>
        <table:table-row table:style-name="ro1">
          <table:table-cell office:value-type="string" calcext:value-type="string">
            <text:p>no. workers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leaned Input</text:p>
          </table:table-cell>
          <table:table-cell office:value-type="string" calcext:value-type="string">
            <text:p>Cleaned Average</text:p>
          </table:table-cell>
          <table:table-cell/>
          <table:table-cell office:value-type="string" calcext:value-type="string">
            <text:p>Number of <text:s/>Workers</text:p>
          </table:table-cell>
          <table:table-cell office:value-type="string" calcext:value-type="string">
            <text:p>Parallel Completion Time</text:p>
          </table:table-cell>
          <table:table-cell office:value-type="string" calcext:value-type="string">
            <text:p>Sequential Completion Time</text:p>
          </table:table-cell>
          <table:table-cell office:value-type="string" calcext:value-type="string">
            <text:p>Ideal Completion Tim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27.5786" calcext:value-type="float">
            <text:p>27.5786</text:p>
          </table:table-cell>
          <table:table-cell table:formula="of:=AVERAGE([.B4:.B15])" office:value-type="float" office:value="28.804475" calcext:value-type="float">
            <text:p>28.804475</text:p>
          </table:table-cell>
          <table:table-cell table:formula="of:=ABS([.C4]-[.B4])" office:value-type="float" office:value="1.225875" calcext:value-type="float">
            <text:p>1.225875</text:p>
          </table:table-cell>
          <table:table-cell office:value-type="float" office:value="27.5786" calcext:value-type="float">
            <text:p>27.5786</text:p>
          </table:table-cell>
          <table:table-cell table:formula="of:=AVERAGE([.E4:.E15])" office:value-type="float" office:value="28.62564" calcext:value-type="float">
            <text:p>28.6256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18]" office:value-type="float" office:value="27.26349" calcext:value-type="float">
            <text:p>27.26349</text:p>
          </table:table-cell>
          <table:table-cell office:value-type="float" office:value="28.62564" calcext:value-type="float">
            <text:p>28.62564</text:p>
          </table:table-cell>
          <table:table-cell table:formula="of:=[.J4]/[.H4]" office:value-type="float" office:value="28.62564" calcext:value-type="float">
            <text:p>28.62564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36.0029" calcext:value-type="float">
            <text:p>36.0029</text:p>
          </table:table-cell>
          <table:table-cell office:value-type="float" office:value="28.804475" calcext:value-type="float">
            <text:p>28.804475</text:p>
          </table:table-cell>
          <table:table-cell table:formula="of:=ABS([.C5]-[.B5])" office:value-type="float" office:value="7.198425" calcext:value-type="float">
            <text:p>7.19842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F31]" office:value-type="float" office:value="22.89348" calcext:value-type="float">
            <text:p>22.89348</text:p>
          </table:table-cell>
          <table:table-cell office:value-type="float" office:value="28.62564" calcext:value-type="float">
            <text:p>28.62564</text:p>
          </table:table-cell>
          <table:table-cell table:formula="of:=[.J5]/[.H5]" office:value-type="float" office:value="14.31282" calcext:value-type="float">
            <text:p>14.31282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30.9326" calcext:value-type="float">
            <text:p>30.9326</text:p>
          </table:table-cell>
          <table:table-cell office:value-type="float" office:value="28.804475" calcext:value-type="float">
            <text:p>28.804475</text:p>
          </table:table-cell>
          <table:table-cell table:formula="of:=ABS([.C6]-[.B6])" office:value-type="float" office:value="2.128125" calcext:value-type="float">
            <text:p>2.128125</text:p>
          </table:table-cell>
          <table:table-cell office:value-type="float" office:value="30.9326" calcext:value-type="float">
            <text:p>30.932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F44]" office:value-type="float" office:value="17.88659" calcext:value-type="float">
            <text:p>17.88659</text:p>
          </table:table-cell>
          <table:table-cell office:value-type="float" office:value="28.62564" calcext:value-type="float">
            <text:p>28.62564</text:p>
          </table:table-cell>
          <table:table-cell table:formula="of:=[.J6]/[.H6]" office:value-type="float" office:value="7.15641" calcext:value-type="float">
            <text:p>7.15641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30.9079" calcext:value-type="float">
            <text:p>30.9079</text:p>
          </table:table-cell>
          <table:table-cell office:value-type="float" office:value="28.804475" calcext:value-type="float">
            <text:p>28.804475</text:p>
          </table:table-cell>
          <table:table-cell table:formula="of:=ABS([.C7]-[.B7])" office:value-type="float" office:value="2.103425" calcext:value-type="float">
            <text:p>2.103425</text:p>
          </table:table-cell>
          <table:table-cell office:value-type="float" office:value="30.9079" calcext:value-type="float">
            <text:p>30.907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F57]" office:value-type="float" office:value="16.20788" calcext:value-type="float">
            <text:p>16.20788</text:p>
          </table:table-cell>
          <table:table-cell office:value-type="float" office:value="28.62564" calcext:value-type="float">
            <text:p>28.62564</text:p>
          </table:table-cell>
          <table:table-cell table:formula="of:=[.J7]/[.H7]" office:value-type="float" office:value="4.77094" calcext:value-type="float">
            <text:p>4.77094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23.2771" calcext:value-type="float">
            <text:p>23.2771</text:p>
          </table:table-cell>
          <table:table-cell office:value-type="float" office:value="28.804475" calcext:value-type="float">
            <text:p>28.804475</text:p>
          </table:table-cell>
          <table:table-cell table:formula="of:=ABS([.C8]-[.B8])" office:value-type="float" office:value="5.527375" calcext:value-type="float">
            <text:p>5.527375</text:p>
          </table:table-cell>
          <table:table-cell office:value-type="float" office:value="23.2771" calcext:value-type="float">
            <text:p>23.277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F70]" office:value-type="float" office:value="15.06389" calcext:value-type="float">
            <text:p>15.06389</text:p>
          </table:table-cell>
          <table:table-cell office:value-type="float" office:value="28.62564" calcext:value-type="float">
            <text:p>28.62564</text:p>
          </table:table-cell>
          <table:table-cell table:formula="of:=[.J8]/[.H8]" office:value-type="float" office:value="3.578205" calcext:value-type="float">
            <text:p>3.578205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26.8604" calcext:value-type="float">
            <text:p>26.8604</text:p>
          </table:table-cell>
          <table:table-cell office:value-type="float" office:value="28.804475" calcext:value-type="float">
            <text:p>28.804475</text:p>
          </table:table-cell>
          <table:table-cell table:formula="of:=ABS([.C9]-[.B9])" office:value-type="float" office:value="1.944075" calcext:value-type="float">
            <text:p>1.944075</text:p>
          </table:table-cell>
          <table:table-cell office:value-type="float" office:value="26.8604" calcext:value-type="float">
            <text:p>26.860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F83]" office:value-type="float" office:value="12.83294" calcext:value-type="float">
            <text:p>12.83294</text:p>
          </table:table-cell>
          <table:table-cell office:value-type="float" office:value="28.62564" calcext:value-type="float">
            <text:p>28.62564</text:p>
          </table:table-cell>
          <table:table-cell table:formula="of:=[.J9]/[.H9]" office:value-type="float" office:value="2.862564" calcext:value-type="float">
            <text:p>2.862564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30.2291" calcext:value-type="float">
            <text:p>30.2291</text:p>
          </table:table-cell>
          <table:table-cell office:value-type="float" office:value="28.804475" calcext:value-type="float">
            <text:p>28.804475</text:p>
          </table:table-cell>
          <table:table-cell table:formula="of:=ABS([.C10]-[.B10])" office:value-type="float" office:value="1.424625" calcext:value-type="float">
            <text:p>1.424625</text:p>
          </table:table-cell>
          <table:table-cell office:value-type="float" office:value="30.2291" calcext:value-type="float">
            <text:p>30.229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F96]" office:value-type="float" office:value="11.64228" calcext:value-type="float">
            <text:p>11.64228</text:p>
          </table:table-cell>
          <table:table-cell office:value-type="float" office:value="28.62564" calcext:value-type="float">
            <text:p>28.62564</text:p>
          </table:table-cell>
          <table:table-cell table:formula="of:=[.J10]/[.H10]" office:value-type="float" office:value="2.38547" calcext:value-type="float">
            <text:p>2.38547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29.0054" calcext:value-type="float">
            <text:p>29.0054</text:p>
          </table:table-cell>
          <table:table-cell office:value-type="float" office:value="28.804475" calcext:value-type="float">
            <text:p>28.804475</text:p>
          </table:table-cell>
          <table:table-cell table:formula="of:=ABS([.C11]-[.B11])" office:value-type="float" office:value="0.200925000000002" calcext:value-type="float">
            <text:p>0.200925</text:p>
          </table:table-cell>
          <table:table-cell office:value-type="float" office:value="29.0054" calcext:value-type="float">
            <text:p>29.005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F109]" office:value-type="float" office:value="11.51989" calcext:value-type="float">
            <text:p>11.51989</text:p>
          </table:table-cell>
          <table:table-cell office:value-type="float" office:value="28.62564" calcext:value-type="float">
            <text:p>28.62564</text:p>
          </table:table-cell>
          <table:table-cell table:formula="of:=[.J11]/[.H11]" office:value-type="float" office:value="2.04468857142857" calcext:value-type="float">
            <text:p>2.0446885714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32.8623" calcext:value-type="float">
            <text:p>32.8623</text:p>
          </table:table-cell>
          <table:table-cell office:value-type="float" office:value="28.804475" calcext:value-type="float">
            <text:p>28.804475</text:p>
          </table:table-cell>
          <table:table-cell table:formula="of:=ABS([.C12]-[.B12])" office:value-type="float" office:value="4.057825" calcext:value-type="float">
            <text:p>4.057825</text:p>
          </table:table-cell>
          <table:table-cell office:value-type="float" office:value="32.8623" calcext:value-type="float">
            <text:p>32.862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F122]" office:value-type="float" office:value="10.98916" calcext:value-type="float">
            <text:p>10.98916</text:p>
          </table:table-cell>
          <table:table-cell office:value-type="float" office:value="28.62564" calcext:value-type="float">
            <text:p>28.62564</text:p>
          </table:table-cell>
          <table:table-cell table:formula="of:=[.J12]/[.H12]" office:value-type="float" office:value="1.7891025" calcext:value-type="float">
            <text:p>1.7891025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25.1853" calcext:value-type="float">
            <text:p>25.1853</text:p>
          </table:table-cell>
          <table:table-cell office:value-type="float" office:value="28.804475" calcext:value-type="float">
            <text:p>28.804475</text:p>
          </table:table-cell>
          <table:table-cell table:formula="of:=ABS([.C13]-[.B13])" office:value-type="float" office:value="3.619175" calcext:value-type="float">
            <text:p>3.619175</text:p>
          </table:table-cell>
          <table:table-cell office:value-type="float" office:value="25.1853" calcext:value-type="float">
            <text:p>25.18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23.3944" calcext:value-type="float">
            <text:p>23.3944</text:p>
          </table:table-cell>
          <table:table-cell office:value-type="float" office:value="28.804475" calcext:value-type="float">
            <text:p>28.804475</text:p>
          </table:table-cell>
          <table:table-cell table:formula="of:=ABS([.C14]-[.B14])" office:value-type="float" office:value="5.410075" calcext:value-type="float">
            <text:p>5.4100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29.4177" calcext:value-type="float">
            <text:p>29.4177</text:p>
          </table:table-cell>
          <table:table-cell office:value-type="float" office:value="28.804475" calcext:value-type="float">
            <text:p>28.804475</text:p>
          </table:table-cell>
          <table:table-cell table:formula="of:=ABS([.C15]-[.B15])" office:value-type="float" office:value="0.613225" calcext:value-type="float">
            <text:p>0.613225</text:p>
          </table:table-cell>
          <table:table-cell office:value-type="float" office:value="29.4177" calcext:value-type="float">
            <text:p>29.417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Parallel</text:p>
          </table:table-cell>
          <table:covered-table-cell table:number-columns-repeated="5" table:style-name="ce1"/>
          <table:table-cell table:number-columns-repeated="5"/>
        </table:table-row>
        <table:table-row table:style-name="ro1">
          <table:table-cell office:value-type="string" calcext:value-type="string">
            <text:p>no. workers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leaned Input</text:p>
          </table:table-cell>
          <table:table-cell office:value-type="string" calcext:value-type="string">
            <text:p>Cleaned Averag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9413" calcext:value-type="float">
            <text:p>25.9413</text:p>
          </table:table-cell>
          <table:table-cell table:formula="of:=AVERAGE([.B18:.B29])" office:value-type="float" office:value="27.6476" calcext:value-type="float">
            <text:p>27.6476</text:p>
          </table:table-cell>
          <table:table-cell table:formula="of:=ABS([.C18]-[.B18])" office:value-type="float" office:value="1.7063" calcext:value-type="float">
            <text:p>1.7063</text:p>
          </table:table-cell>
          <table:table-cell office:value-type="float" office:value="25.9413" calcext:value-type="float">
            <text:p>25.9413</text:p>
          </table:table-cell>
          <table:table-cell table:formula="of:=AVERAGE([.E18:.E29])" office:value-type="float" office:value="27.26349" calcext:value-type="float">
            <text:p>27.2634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.2081" calcext:value-type="float">
            <text:p>31.2081</text:p>
          </table:table-cell>
          <table:table-cell table:formula="of:=[.C18]" office:value-type="float" office:value="27.6476" calcext:value-type="float">
            <text:p>27.6476</text:p>
          </table:table-cell>
          <table:table-cell table:formula="of:=ABS([.C19]-[.B19])" office:value-type="float" office:value="3.5605" calcext:value-type="float">
            <text:p>3.5605</text:p>
          </table:table-cell>
          <table:table-cell office:value-type="float" office:value="31.2081" calcext:value-type="float">
            <text:p>31.2081</text:p>
          </table:table-cell>
          <table:table-cell table:formula="of:=[.F18]" office:value-type="float" office:value="27.26349" calcext:value-type="float">
            <text:p>27.2634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.1875" calcext:value-type="float">
            <text:p>23.1875</text:p>
          </table:table-cell>
          <table:table-cell table:formula="of:=[.C19]" office:value-type="float" office:value="27.6476" calcext:value-type="float">
            <text:p>27.6476</text:p>
          </table:table-cell>
          <table:table-cell table:formula="of:=ABS([.C20]-[.B20])" office:value-type="float" office:value="4.4601" calcext:value-type="float">
            <text:p>4.4601</text:p>
          </table:table-cell>
          <table:table-cell office:value-type="float" office:value="23.1875" calcext:value-type="float">
            <text:p>23.1875</text:p>
          </table:table-cell>
          <table:table-cell table:formula="of:=[.F19]" office:value-type="float" office:value="27.26349" calcext:value-type="float">
            <text:p>27.2634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.3358" calcext:value-type="float">
            <text:p>22.3358</text:p>
          </table:table-cell>
          <table:table-cell table:formula="of:=[.C20]" office:value-type="float" office:value="27.6476" calcext:value-type="float">
            <text:p>27.6476</text:p>
          </table:table-cell>
          <table:table-cell table:formula="of:=ABS([.C21]-[.B21])" office:value-type="float" office:value="5.3118" calcext:value-type="float">
            <text:p>5.3118</text:p>
          </table:table-cell>
          <table:table-cell/>
          <table:table-cell table:formula="of:=[.F20]" office:value-type="float" office:value="27.26349" calcext:value-type="float">
            <text:p>27.2634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0953" calcext:value-type="float">
            <text:p>25.0953</text:p>
          </table:table-cell>
          <table:table-cell table:formula="of:=[.C21]" office:value-type="float" office:value="27.6476" calcext:value-type="float">
            <text:p>27.6476</text:p>
          </table:table-cell>
          <table:table-cell table:formula="of:=ABS([.C22]-[.B22])" office:value-type="float" office:value="2.5523" calcext:value-type="float">
            <text:p>2.5523</text:p>
          </table:table-cell>
          <table:table-cell office:value-type="float" office:value="25.0953" calcext:value-type="float">
            <text:p>25.0953</text:p>
          </table:table-cell>
          <table:table-cell table:formula="of:=[.F21]" office:value-type="float" office:value="27.26349" calcext:value-type="float">
            <text:p>27.2634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.8005" calcext:value-type="float">
            <text:p>36.8005</text:p>
          </table:table-cell>
          <table:table-cell table:formula="of:=[.C22]" office:value-type="float" office:value="27.6476" calcext:value-type="float">
            <text:p>27.6476</text:p>
          </table:table-cell>
          <table:table-cell table:formula="of:=ABS([.C23]-[.B23])" office:value-type="float" office:value="9.1529" calcext:value-type="float">
            <text:p>9.1529</text:p>
          </table:table-cell>
          <table:table-cell/>
          <table:table-cell table:formula="of:=[.F22]" office:value-type="float" office:value="27.26349" calcext:value-type="float">
            <text:p>27.2634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556" calcext:value-type="float">
            <text:p>25.556</text:p>
          </table:table-cell>
          <table:table-cell table:formula="of:=[.C23]" office:value-type="float" office:value="27.6476" calcext:value-type="float">
            <text:p>27.6476</text:p>
          </table:table-cell>
          <table:table-cell table:formula="of:=ABS([.C24]-[.B24])" office:value-type="float" office:value="2.0916" calcext:value-type="float">
            <text:p>2.0916</text:p>
          </table:table-cell>
          <table:table-cell office:value-type="float" office:value="25.556" calcext:value-type="float">
            <text:p>25.556</text:p>
          </table:table-cell>
          <table:table-cell table:formula="of:=[.F23]" office:value-type="float" office:value="27.26349" calcext:value-type="float">
            <text:p>27.2634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.9187" calcext:value-type="float">
            <text:p>28.9187</text:p>
          </table:table-cell>
          <table:table-cell table:formula="of:=[.C24]" office:value-type="float" office:value="27.6476" calcext:value-type="float">
            <text:p>27.6476</text:p>
          </table:table-cell>
          <table:table-cell table:formula="of:=ABS([.C25]-[.B25])" office:value-type="float" office:value="1.2711" calcext:value-type="float">
            <text:p>1.2711</text:p>
          </table:table-cell>
          <table:table-cell office:value-type="float" office:value="28.9187" calcext:value-type="float">
            <text:p>28.9187</text:p>
          </table:table-cell>
          <table:table-cell table:formula="of:=[.F24]" office:value-type="float" office:value="27.26349" calcext:value-type="float">
            <text:p>27.26349</text:p>
          </table:table-cell>
          <table:table-cell/>
          <table:table-cell office:value-type="string" calcext:value-type="string">
            <text:p>Number of <text:s/>Workers</text:p>
          </table:table-cell>
          <table:table-cell office:value-type="string" calcext:value-type="string">
            <text:p>Speedup(n)</text:p>
          </table:table-cell>
          <table:table-cell office:value-type="string" calcext:value-type="string">
            <text:p>Ideal Speedu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882" calcext:value-type="float">
            <text:p>34.6882</text:p>
          </table:table-cell>
          <table:table-cell table:formula="of:=[.C25]" office:value-type="float" office:value="27.6476" calcext:value-type="float">
            <text:p>27.6476</text:p>
          </table:table-cell>
          <table:table-cell table:formula="of:=ABS([.C26]-[.B26])" office:value-type="float" office:value="7.0406" calcext:value-type="float">
            <text:p>7.0406</text:p>
          </table:table-cell>
          <table:table-cell office:value-type="float" office:value="34.6882" calcext:value-type="float">
            <text:p>34.6882</text:p>
          </table:table-cell>
          <table:table-cell table:formula="of:=[.F25]" office:value-type="float" office:value="27.26349" calcext:value-type="float">
            <text:p>27.2634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4]/[.I4]" office:value-type="float" office:value="1.04996242227242" calcext:value-type="float">
            <text:p>1.04996242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158" calcext:value-type="float">
            <text:p>25.158</text:p>
          </table:table-cell>
          <table:table-cell table:formula="of:=[.C26]" office:value-type="float" office:value="27.6476" calcext:value-type="float">
            <text:p>27.6476</text:p>
          </table:table-cell>
          <table:table-cell table:formula="of:=ABS([.C27]-[.B27])" office:value-type="float" office:value="2.4896" calcext:value-type="float">
            <text:p>2.4896</text:p>
          </table:table-cell>
          <table:table-cell office:value-type="float" office:value="25.158" calcext:value-type="float">
            <text:p>25.158</text:p>
          </table:table-cell>
          <table:table-cell table:formula="of:=[.F26]" office:value-type="float" office:value="27.26349" calcext:value-type="float">
            <text:p>27.26349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5]/[.I5]" office:value-type="float" office:value="1.25038395211213" calcext:value-type="float">
            <text:p>1.250383952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6136" calcext:value-type="float">
            <text:p>25.6136</text:p>
          </table:table-cell>
          <table:table-cell table:formula="of:=[.C27]" office:value-type="float" office:value="27.6476" calcext:value-type="float">
            <text:p>27.6476</text:p>
          </table:table-cell>
          <table:table-cell table:formula="of:=ABS([.C28]-[.B28])" office:value-type="float" office:value="2.034" calcext:value-type="float">
            <text:p>2.034</text:p>
          </table:table-cell>
          <table:table-cell office:value-type="float" office:value="25.6136" calcext:value-type="float">
            <text:p>25.6136</text:p>
          </table:table-cell>
          <table:table-cell table:formula="of:=[.F27]" office:value-type="float" office:value="27.26349" calcext:value-type="float">
            <text:p>27.2634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6]/[.I6]" office:value-type="float" office:value="1.6003967217899" calcext:value-type="float">
            <text:p>1.600396721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.2682" calcext:value-type="float">
            <text:p>27.2682</text:p>
          </table:table-cell>
          <table:table-cell table:formula="of:=[.C28]" office:value-type="float" office:value="27.6476" calcext:value-type="float">
            <text:p>27.6476</text:p>
          </table:table-cell>
          <table:table-cell table:formula="of:=ABS([.C29]-[.B29])" office:value-type="float" office:value="0.3794" calcext:value-type="float">
            <text:p>0.3794</text:p>
          </table:table-cell>
          <table:table-cell office:value-type="float" office:value="27.2682" calcext:value-type="float">
            <text:p>27.2682</text:p>
          </table:table-cell>
          <table:table-cell table:formula="of:=[.F28]" office:value-type="float" office:value="27.26349" calcext:value-type="float">
            <text:p>27.26349</text:p>
          </table:table-cell>
          <table:table-cell/>
          <table:table-cell office:value-type="float" office:value="6" calcext:value-type="float">
            <text:p>6</text:p>
          </table:table-cell>
          <table:table-cell table:formula="of:=[.J7]/[.I7]" office:value-type="float" office:value="1.76615572178471" calcext:value-type="float">
            <text:p>1.766155721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table:formula="of:=[.J8]/[.I8]" office:value-type="float" office:value="1.90028206525672" calcext:value-type="float">
            <text:p>1.900282065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.5985" calcext:value-type="float">
            <text:p>23.5985</text:p>
          </table:table-cell>
          <table:table-cell table:formula="of:=AVERAGE([.B31:.B42])" office:value-type="float" office:value="22.4793" calcext:value-type="float">
            <text:p>22.4793</text:p>
          </table:table-cell>
          <table:table-cell table:formula="of:=ABS([.C31]-[.B31])" office:value-type="float" office:value="1.1192" calcext:value-type="float">
            <text:p>1.1192</text:p>
          </table:table-cell>
          <table:table-cell office:value-type="float" office:value="23.5985" calcext:value-type="float">
            <text:p>23.5985</text:p>
          </table:table-cell>
          <table:table-cell table:formula="of:=AVERAGE([.E31:.E42])" office:value-type="float" office:value="22.89348" calcext:value-type="float">
            <text:p>22.8934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J9]/[.I9]" office:value-type="float" office:value="2.23063771824695" calcext:value-type="float">
            <text:p>2.230637718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.3511" calcext:value-type="float">
            <text:p>20.3511</text:p>
          </table:table-cell>
          <table:table-cell table:formula="of:=[.C31]" office:value-type="float" office:value="22.4793" calcext:value-type="float">
            <text:p>22.4793</text:p>
          </table:table-cell>
          <table:table-cell table:formula="of:=ABS([.C32]-[.B32])" office:value-type="float" office:value="2.12820000000001" calcext:value-type="float">
            <text:p>2.128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J10]/[.I10]" office:value-type="float" office:value="2.45876580875911" calcext:value-type="float">
            <text:p>2.458765808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.4657" calcext:value-type="float">
            <text:p>20.4657</text:p>
          </table:table-cell>
          <table:table-cell table:formula="of:=[.C32]" office:value-type="float" office:value="22.4793" calcext:value-type="float">
            <text:p>22.4793</text:p>
          </table:table-cell>
          <table:table-cell table:formula="of:=ABS([.C33]-[.B33])" office:value-type="float" office:value="2.01360000000001" calcext:value-type="float">
            <text:p>2.013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J11]/[.I11]" office:value-type="float" office:value="2.48488831056547" calcext:value-type="float">
            <text:p>2.484888310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.6827" calcext:value-type="float">
            <text:p>22.6827</text:p>
          </table:table-cell>
          <table:table-cell table:formula="of:=[.C33]" office:value-type="float" office:value="22.4793" calcext:value-type="float">
            <text:p>22.4793</text:p>
          </table:table-cell>
          <table:table-cell table:formula="of:=ABS([.C34]-[.B34])" office:value-type="float" office:value="0.203399999999995" calcext:value-type="float">
            <text:p>0.2034</text:p>
          </table:table-cell>
          <table:table-cell office:value-type="float" office:value="22.6827" calcext:value-type="float">
            <text:p>22.68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J12]/[.I12]" office:value-type="float" office:value="2.60489791758424" calcext:value-type="float">
            <text:p>2.604897917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.7343" calcext:value-type="float">
            <text:p>24.7343</text:p>
          </table:table-cell>
          <table:table-cell table:formula="of:=[.C34]" office:value-type="float" office:value="22.4793" calcext:value-type="float">
            <text:p>22.4793</text:p>
          </table:table-cell>
          <table:table-cell table:formula="of:=ABS([.C35]-[.B35])" office:value-type="float" office:value="2.255" calcext:value-type="float">
            <text:p>2.255</text:p>
          </table:table-cell>
          <table:table-cell office:value-type="float" office:value="24.7343" calcext:value-type="float">
            <text:p>24.734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.1021" calcext:value-type="float">
            <text:p>24.1021</text:p>
          </table:table-cell>
          <table:table-cell table:formula="of:=[.C35]" office:value-type="float" office:value="22.4793" calcext:value-type="float">
            <text:p>22.4793</text:p>
          </table:table-cell>
          <table:table-cell table:formula="of:=ABS([.C36]-[.B36])" office:value-type="float" office:value="1.62279999999999" calcext:value-type="float">
            <text:p>1.6228</text:p>
          </table:table-cell>
          <table:table-cell office:value-type="float" office:value="24.1021" calcext:value-type="float">
            <text:p>24.102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.0217" calcext:value-type="float">
            <text:p>21.0217</text:p>
          </table:table-cell>
          <table:table-cell table:formula="of:=[.C36]" office:value-type="float" office:value="22.4793" calcext:value-type="float">
            <text:p>22.4793</text:p>
          </table:table-cell>
          <table:table-cell table:formula="of:=ABS([.C37]-[.B37])" office:value-type="float" office:value="1.45760000000001" calcext:value-type="float">
            <text:p>1.4576</text:p>
          </table:table-cell>
          <table:table-cell office:value-type="float" office:value="21.0217" calcext:value-type="float">
            <text:p>21.021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.6412" calcext:value-type="float">
            <text:p>21.6412</text:p>
          </table:table-cell>
          <table:table-cell table:formula="of:=[.C37]" office:value-type="float" office:value="22.4793" calcext:value-type="float">
            <text:p>22.4793</text:p>
          </table:table-cell>
          <table:table-cell table:formula="of:=ABS([.C38]-[.B38])" office:value-type="float" office:value="0.838100000000004" calcext:value-type="float">
            <text:p>0.8381</text:p>
          </table:table-cell>
          <table:table-cell office:value-type="float" office:value="21.6412" calcext:value-type="float">
            <text:p>21.641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.5654" calcext:value-type="float">
            <text:p>22.5654</text:p>
          </table:table-cell>
          <table:table-cell table:formula="of:=[.C38]" office:value-type="float" office:value="22.4793" calcext:value-type="float">
            <text:p>22.4793</text:p>
          </table:table-cell>
          <table:table-cell table:formula="of:=ABS([.C39]-[.B39])" office:value-type="float" office:value="0.0860999999999947" calcext:value-type="float">
            <text:p>0.0861</text:p>
          </table:table-cell>
          <table:table-cell office:value-type="float" office:value="22.5654" calcext:value-type="float">
            <text:p>22.565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.7129" calcext:value-type="float">
            <text:p>23.7129</text:p>
          </table:table-cell>
          <table:table-cell table:formula="of:=[.C39]" office:value-type="float" office:value="22.4793" calcext:value-type="float">
            <text:p>22.4793</text:p>
          </table:table-cell>
          <table:table-cell table:formula="of:=ABS([.C40]-[.B40])" office:value-type="float" office:value="1.2336" calcext:value-type="float">
            <text:p>1.2336</text:p>
          </table:table-cell>
          <table:table-cell office:value-type="float" office:value="23.7129" calcext:value-type="float">
            <text:p>23.712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.3937" calcext:value-type="float">
            <text:p>22.3937</text:p>
          </table:table-cell>
          <table:table-cell table:formula="of:=[.C40]" office:value-type="float" office:value="22.4793" calcext:value-type="float">
            <text:p>22.4793</text:p>
          </table:table-cell>
          <table:table-cell table:formula="of:=ABS([.C41]-[.B41])" office:value-type="float" office:value="0.0856000000000066" calcext:value-type="float">
            <text:p>0.0856</text:p>
          </table:table-cell>
          <table:table-cell office:value-type="float" office:value="22.3937" calcext:value-type="float">
            <text:p>22.393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.4823" calcext:value-type="float">
            <text:p>22.4823</text:p>
          </table:table-cell>
          <table:table-cell table:formula="of:=[.C41]" office:value-type="float" office:value="22.4793" calcext:value-type="float">
            <text:p>22.4793</text:p>
          </table:table-cell>
          <table:table-cell table:formula="of:=ABS([.C42]-[.B42])" office:value-type="float" office:value="0.00299999999999301" calcext:value-type="float">
            <text:p>0.003</text:p>
          </table:table-cell>
          <table:table-cell office:value-type="float" office:value="22.4823" calcext:value-type="float">
            <text:p>22.4823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9948" calcext:value-type="float">
            <text:p>19.9948</text:p>
          </table:table-cell>
          <table:table-cell table:formula="of:=AVERAGE([.B44:.B55])" office:value-type="float" office:value="18.1695833333333" calcext:value-type="float">
            <text:p>18.1695833333</text:p>
          </table:table-cell>
          <table:table-cell table:formula="of:=ABS([.C44]-[.B44])" office:value-type="float" office:value="1.82521666666667" calcext:value-type="float">
            <text:p>1.8252166667</text:p>
          </table:table-cell>
          <table:table-cell/>
          <table:table-cell table:formula="of:=AVERAGE([.E44:.E55])" office:value-type="float" office:value="17.88659" calcext:value-type="float">
            <text:p>17.8865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7649" calcext:value-type="float">
            <text:p>17.7649</text:p>
          </table:table-cell>
          <table:table-cell table:formula="of:=[.C44]" office:value-type="float" office:value="18.1695833333333" calcext:value-type="float">
            <text:p>18.1695833333</text:p>
          </table:table-cell>
          <table:table-cell table:formula="of:=ABS([.C45]-[.B45])" office:value-type="float" office:value="0.404683333333335" calcext:value-type="float">
            <text:p>0.4046833333</text:p>
          </table:table-cell>
          <table:table-cell office:value-type="float" office:value="17.7649" calcext:value-type="float">
            <text:p>17.764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2216" calcext:value-type="float">
            <text:p>18.2216</text:p>
          </table:table-cell>
          <table:table-cell table:formula="of:=[.C45]" office:value-type="float" office:value="18.1695833333333" calcext:value-type="float">
            <text:p>18.1695833333</text:p>
          </table:table-cell>
          <table:table-cell table:formula="of:=ABS([.C46]-[.B46])" office:value-type="float" office:value="0.0520166666666633" calcext:value-type="float">
            <text:p>0.0520166667</text:p>
          </table:table-cell>
          <table:table-cell office:value-type="float" office:value="18.2216" calcext:value-type="float">
            <text:p>18.2216</text:p>
          </table:table-cell>
          <table:table-cell table:number-columns-repeated="2"/>
          <table:table-cell office:value-type="string" calcext:value-type="string">
            <text:p>Number of <text:s/>Workers</text:p>
          </table:table-cell>
          <table:table-cell office:value-type="string" calcext:value-type="string">
            <text:p>Scalabilit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1743" calcext:value-type="float">
            <text:p>19.1743</text:p>
          </table:table-cell>
          <table:table-cell table:formula="of:=[.C46]" office:value-type="float" office:value="18.1695833333333" calcext:value-type="float">
            <text:p>18.1695833333</text:p>
          </table:table-cell>
          <table:table-cell table:formula="of:=ABS([.C47]-[.B47])" office:value-type="float" office:value="1.00471666666666" calcext:value-type="float">
            <text:p>1.004716666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F18]/[.I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5086" calcext:value-type="float">
            <text:p>17.5086</text:p>
          </table:table-cell>
          <table:table-cell table:formula="of:=[.C47]" office:value-type="float" office:value="18.1695833333333" calcext:value-type="float">
            <text:p>18.1695833333</text:p>
          </table:table-cell>
          <table:table-cell table:formula="of:=ABS([.C48]-[.B48])" office:value-type="float" office:value="0.660983333333334" calcext:value-type="float">
            <text:p>0.6609833333</text:p>
          </table:table-cell>
          <table:table-cell office:value-type="float" office:value="17.5086" calcext:value-type="float">
            <text:p>17.508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19]/[.I5]" office:value-type="float" office:value="1.19088447889967" calcext:value-type="float">
            <text:p>1.190884478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1871" calcext:value-type="float">
            <text:p>18.1871</text:p>
          </table:table-cell>
          <table:table-cell table:formula="of:=[.C48]" office:value-type="float" office:value="18.1695833333333" calcext:value-type="float">
            <text:p>18.1695833333</text:p>
          </table:table-cell>
          <table:table-cell table:formula="of:=ABS([.C49]-[.B49])" office:value-type="float" office:value="0.0175166666666655" calcext:value-type="float">
            <text:p>0.0175166667</text:p>
          </table:table-cell>
          <table:table-cell office:value-type="float" office:value="18.1871" calcext:value-type="float">
            <text:p>18.187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F20]/[.I6]" office:value-type="float" office:value="1.52424190413041" calcext:value-type="float">
            <text:p>1.524241904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1092" calcext:value-type="float">
            <text:p>18.1092</text:p>
          </table:table-cell>
          <table:table-cell table:formula="of:=[.C49]" office:value-type="float" office:value="18.1695833333333" calcext:value-type="float">
            <text:p>18.1695833333</text:p>
          </table:table-cell>
          <table:table-cell table:formula="of:=ABS([.C50]-[.B50])" office:value-type="float" office:value="0.0603833333333341" calcext:value-type="float">
            <text:p>0.0603833333</text:p>
          </table:table-cell>
          <table:table-cell office:value-type="float" office:value="18.1092" calcext:value-type="float">
            <text:p>18.109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F21]/[.I7]" office:value-type="float" office:value="1.68211326836082" calcext:value-type="float">
            <text:p>1.682113268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9539" calcext:value-type="float">
            <text:p>17.9539</text:p>
          </table:table-cell>
          <table:table-cell table:formula="of:=[.C50]" office:value-type="float" office:value="18.1695833333333" calcext:value-type="float">
            <text:p>18.1695833333</text:p>
          </table:table-cell>
          <table:table-cell table:formula="of:=ABS([.C51]-[.B51])" office:value-type="float" office:value="0.215683333333335" calcext:value-type="float">
            <text:p>0.2156833333</text:p>
          </table:table-cell>
          <table:table-cell office:value-type="float" office:value="17.9539" calcext:value-type="float">
            <text:p>17.953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F22]/[.I8]" office:value-type="float" office:value="1.80985721483627" calcext:value-type="float">
            <text:p>1.809857214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179" calcext:value-type="float">
            <text:p>18.179</text:p>
          </table:table-cell>
          <table:table-cell table:formula="of:=[.C51]" office:value-type="float" office:value="18.1695833333333" calcext:value-type="float">
            <text:p>18.1695833333</text:p>
          </table:table-cell>
          <table:table-cell table:formula="of:=ABS([.C52]-[.B52])" office:value-type="float" office:value="0.00941666666666308" calcext:value-type="float">
            <text:p>0.0094166667</text:p>
          </table:table-cell>
          <table:table-cell office:value-type="float" office:value="18.179" calcext:value-type="float">
            <text:p>18.17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F23]/[.I9]" office:value-type="float" office:value="2.12449290653584" calcext:value-type="float">
            <text:p>2.124492906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3975" calcext:value-type="float">
            <text:p>17.3975</text:p>
          </table:table-cell>
          <table:table-cell table:formula="of:=[.C52]" office:value-type="float" office:value="18.1695833333333" calcext:value-type="float">
            <text:p>18.1695833333</text:p>
          </table:table-cell>
          <table:table-cell table:formula="of:=ABS([.C53]-[.B53])" office:value-type="float" office:value="0.772083333333335" calcext:value-type="float">
            <text:p>0.7720833333</text:p>
          </table:table-cell>
          <table:table-cell office:value-type="float" office:value="17.3975" calcext:value-type="float">
            <text:p>17.397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F24]/[.I10]" office:value-type="float" office:value="2.34176553046311" calcext:value-type="float">
            <text:p>2.341765530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1439" calcext:value-type="float">
            <text:p>18.1439</text:p>
          </table:table-cell>
          <table:table-cell table:formula="of:=[.C53]" office:value-type="float" office:value="18.1695833333333" calcext:value-type="float">
            <text:p>18.1695833333</text:p>
          </table:table-cell>
          <table:table-cell table:formula="of:=ABS([.C54]-[.B54])" office:value-type="float" office:value="0.0256833333333368" calcext:value-type="float">
            <text:p>0.0256833333</text:p>
          </table:table-cell>
          <table:table-cell office:value-type="float" office:value="18.1439" calcext:value-type="float">
            <text:p>18.143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F25]/[.I11]" office:value-type="float" office:value="2.36664499400602" calcext:value-type="float">
            <text:p>2.36664499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4002" calcext:value-type="float">
            <text:p>17.4002</text:p>
          </table:table-cell>
          <table:table-cell table:formula="of:=[.C54]" office:value-type="float" office:value="18.1695833333333" calcext:value-type="float">
            <text:p>18.1695833333</text:p>
          </table:table-cell>
          <table:table-cell table:formula="of:=ABS([.C55]-[.B55])" office:value-type="float" office:value="0.769383333333334" calcext:value-type="float">
            <text:p>0.7693833333</text:p>
          </table:table-cell>
          <table:table-cell office:value-type="float" office:value="17.4002" calcext:value-type="float">
            <text:p>17.400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F26]/[.I12]" office:value-type="float" office:value="2.48094394840006" calcext:value-type="float">
            <text:p>2.4809439484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9094" calcext:value-type="float">
            <text:p>13.9094</text:p>
          </table:table-cell>
          <table:table-cell table:formula="of:=AVERAGE([.B57:.B68])" office:value-type="float" office:value="15.7466083333333" calcext:value-type="float">
            <text:p>15.7466083333</text:p>
          </table:table-cell>
          <table:table-cell table:formula="of:=ABS([.C57]-[.B57])" office:value-type="float" office:value="1.83720833333334" calcext:value-type="float">
            <text:p>1.8372083333</text:p>
          </table:table-cell>
          <table:table-cell/>
          <table:table-cell table:formula="of:=AVERAGE([.E57:.E68])" office:value-type="float" office:value="16.20788" calcext:value-type="float">
            <text:p>16.2078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.154" calcext:value-type="float">
            <text:p>16.154</text:p>
          </table:table-cell>
          <table:table-cell table:formula="of:=[.C57]" office:value-type="float" office:value="15.7466083333333" calcext:value-type="float">
            <text:p>15.7466083333</text:p>
          </table:table-cell>
          <table:table-cell table:formula="of:=ABS([.C58]-[.B58])" office:value-type="float" office:value="0.407391666666664" calcext:value-type="float">
            <text:p>0.4073916667</text:p>
          </table:table-cell>
          <table:table-cell office:value-type="float" office:value="16.154" calcext:value-type="float">
            <text:p>16.15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.2088" calcext:value-type="float">
            <text:p>16.2088</text:p>
          </table:table-cell>
          <table:table-cell table:formula="of:=[.C58]" office:value-type="float" office:value="15.7466083333333" calcext:value-type="float">
            <text:p>15.7466083333</text:p>
          </table:table-cell>
          <table:table-cell table:formula="of:=ABS([.C59]-[.B59])" office:value-type="float" office:value="0.462191666666664" calcext:value-type="float">
            <text:p>0.4621916667</text:p>
          </table:table-cell>
          <table:table-cell office:value-type="float" office:value="16.2088" calcext:value-type="float">
            <text:p>16.208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.9661" calcext:value-type="float">
            <text:p>16.9661</text:p>
          </table:table-cell>
          <table:table-cell table:formula="of:=[.C59]" office:value-type="float" office:value="15.7466083333333" calcext:value-type="float">
            <text:p>15.7466083333</text:p>
          </table:table-cell>
          <table:table-cell table:formula="of:=ABS([.C60]-[.B60])" office:value-type="float" office:value="1.21949166666666" calcext:value-type="float">
            <text:p>1.2194916667</text:p>
          </table:table-cell>
          <table:table-cell office:value-type="float" office:value="16.9661" calcext:value-type="float">
            <text:p>16.966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.5713" calcext:value-type="float">
            <text:p>16.5713</text:p>
          </table:table-cell>
          <table:table-cell table:formula="of:=[.C60]" office:value-type="float" office:value="15.7466083333333" calcext:value-type="float">
            <text:p>15.7466083333</text:p>
          </table:table-cell>
          <table:table-cell table:formula="of:=ABS([.C61]-[.B61])" office:value-type="float" office:value="0.824691666666665" calcext:value-type="float">
            <text:p>0.8246916667</text:p>
          </table:table-cell>
          <table:table-cell office:value-type="float" office:value="16.5713" calcext:value-type="float">
            <text:p>16.571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866" calcext:value-type="float">
            <text:p>15.866</text:p>
          </table:table-cell>
          <table:table-cell table:formula="of:=[.C61]" office:value-type="float" office:value="15.7466083333333" calcext:value-type="float">
            <text:p>15.7466083333</text:p>
          </table:table-cell>
          <table:table-cell table:formula="of:=ABS([.C62]-[.B62])" office:value-type="float" office:value="0.119391666666663" calcext:value-type="float">
            <text:p>0.1193916667</text:p>
          </table:table-cell>
          <table:table-cell office:value-type="float" office:value="15.866" calcext:value-type="float">
            <text:p>15.86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1213" calcext:value-type="float">
            <text:p>17.1213</text:p>
          </table:table-cell>
          <table:table-cell table:formula="of:=[.C62]" office:value-type="float" office:value="15.7466083333333" calcext:value-type="float">
            <text:p>15.7466083333</text:p>
          </table:table-cell>
          <table:table-cell table:formula="of:=ABS([.C63]-[.B63])" office:value-type="float" office:value="1.37469166666667" calcext:value-type="float">
            <text:p>1.3746916667</text:p>
          </table:table-cell>
          <table:table-cell office:value-type="float" office:value="17.1213" calcext:value-type="float">
            <text:p>17.121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5125" calcext:value-type="float">
            <text:p>15.5125</text:p>
          </table:table-cell>
          <table:table-cell table:formula="of:=[.C63]" office:value-type="float" office:value="15.7466083333333" calcext:value-type="float">
            <text:p>15.7466083333</text:p>
          </table:table-cell>
          <table:table-cell table:formula="of:=ABS([.C64]-[.B64])" office:value-type="float" office:value="0.234108333333337" calcext:value-type="float">
            <text:p>0.2341083333</text:p>
          </table:table-cell>
          <table:table-cell office:value-type="float" office:value="15.5125" calcext:value-type="float">
            <text:p>15.512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7704" calcext:value-type="float">
            <text:p>15.7704</text:p>
          </table:table-cell>
          <table:table-cell table:formula="of:=[.C64]" office:value-type="float" office:value="15.7466083333333" calcext:value-type="float">
            <text:p>15.7466083333</text:p>
          </table:table-cell>
          <table:table-cell table:formula="of:=ABS([.C65]-[.B65])" office:value-type="float" office:value="0.0237916666666642" calcext:value-type="float">
            <text:p>0.0237916667</text:p>
          </table:table-cell>
          <table:table-cell office:value-type="float" office:value="15.7704" calcext:value-type="float">
            <text:p>15.770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9711" calcext:value-type="float">
            <text:p>12.9711</text:p>
          </table:table-cell>
          <table:table-cell table:formula="of:=[.C65]" office:value-type="float" office:value="15.7466083333333" calcext:value-type="float">
            <text:p>15.7466083333</text:p>
          </table:table-cell>
          <table:table-cell table:formula="of:=ABS([.C66]-[.B66])" office:value-type="float" office:value="2.77550833333334" calcext:value-type="float">
            <text:p>2.775508333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6851" calcext:value-type="float">
            <text:p>15.6851</text:p>
          </table:table-cell>
          <table:table-cell table:formula="of:=[.C66]" office:value-type="float" office:value="15.7466083333333" calcext:value-type="float">
            <text:p>15.7466083333</text:p>
          </table:table-cell>
          <table:table-cell table:formula="of:=ABS([.C67]-[.B67])" office:value-type="float" office:value="0.0615083333333359" calcext:value-type="float">
            <text:p>0.0615083333</text:p>
          </table:table-cell>
          <table:table-cell office:value-type="float" office:value="15.6851" calcext:value-type="float">
            <text:p>15.685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.2233" calcext:value-type="float">
            <text:p>16.2233</text:p>
          </table:table-cell>
          <table:table-cell table:formula="of:=[.C67]" office:value-type="float" office:value="15.7466083333333" calcext:value-type="float">
            <text:p>15.7466083333</text:p>
          </table:table-cell>
          <table:table-cell table:formula="of:=ABS([.C68]-[.B68])" office:value-type="float" office:value="0.476691666666662" calcext:value-type="float">
            <text:p>0.4766916667</text:p>
          </table:table-cell>
          <table:table-cell office:value-type="float" office:value="16.2233" calcext:value-type="float">
            <text:p>16.2233</text:p>
          </table:table-cell>
          <table:table-cell table:number-columns-repeated="2"/>
          <table:table-cell office:value-type="string" calcext:value-type="string">
            <text:p>Number of <text:s/>Workers</text:p>
          </table:table-cell>
          <table:table-cell office:value-type="string" calcext:value-type="string">
            <text:p>Efficiency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formula="of:=[.K4]/[.I4]" office:value-type="float" office:value="1.04996242227242" calcext:value-type="float">
            <text:p>1.04996242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8594" calcext:value-type="float">
            <text:p>13.8594</text:p>
          </table:table-cell>
          <table:table-cell table:formula="of:=AVERAGE([.B70:.B81])" office:value-type="float" office:value="14.9873833333333" calcext:value-type="float">
            <text:p>14.9873833333</text:p>
          </table:table-cell>
          <table:table-cell table:formula="of:=ABS([.C70]-[.B70])" office:value-type="float" office:value="1.12798333333333" calcext:value-type="float">
            <text:p>1.1279833333</text:p>
          </table:table-cell>
          <table:table-cell office:value-type="float" office:value="13.8594" calcext:value-type="float">
            <text:p>13.8594</text:p>
          </table:table-cell>
          <table:table-cell table:formula="of:=AVERAGE([.E70:.E81])" office:value-type="float" office:value="15.06389" calcext:value-type="float">
            <text:p>15.06389</text:p>
          </table:table-cell>
          <table:table-cell/>
          <table:table-cell office:value-type="float" office:value="2" calcext:value-type="float">
            <text:p>2</text:p>
          </table:table-cell>
          <table:table-cell table:formula="of:=[.K5]/[.I5]" office:value-type="float" office:value="0.625191976056065" calcext:value-type="float">
            <text:p>0.625191976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6654" calcext:value-type="float">
            <text:p>16.6654</text:p>
          </table:table-cell>
          <table:table-cell table:formula="of:=[.C70]" office:value-type="float" office:value="14.9873833333333" calcext:value-type="float">
            <text:p>14.9873833333</text:p>
          </table:table-cell>
          <table:table-cell table:formula="of:=ABS([.C71]-[.B71])" office:value-type="float" office:value="1.67801666666666" calcext:value-type="float">
            <text:p>1.6780166667</text:p>
          </table:table-cell>
          <table:table-cell office:value-type="float" office:value="16.6654" calcext:value-type="float">
            <text:p>16.665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K6]/[.I6]" office:value-type="float" office:value="0.400099180447475" calcext:value-type="float">
            <text:p>0.400099180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401" calcext:value-type="float">
            <text:p>12.401</text:p>
          </table:table-cell>
          <table:table-cell table:formula="of:=[.C71]" office:value-type="float" office:value="14.9873833333333" calcext:value-type="float">
            <text:p>14.9873833333</text:p>
          </table:table-cell>
          <table:table-cell table:formula="of:=ABS([.C72]-[.B72])" office:value-type="float" office:value="2.58638333333333" calcext:value-type="float">
            <text:p>2.586383333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[.K7]/[.I7]" office:value-type="float" office:value="0.294359286964119" calcext:value-type="float">
            <text:p>0.29435928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5101" calcext:value-type="float">
            <text:p>14.5101</text:p>
          </table:table-cell>
          <table:table-cell table:formula="of:=[.C72]" office:value-type="float" office:value="14.9873833333333" calcext:value-type="float">
            <text:p>14.9873833333</text:p>
          </table:table-cell>
          <table:table-cell table:formula="of:=ABS([.C73]-[.B73])" office:value-type="float" office:value="0.477283333333334" calcext:value-type="float">
            <text:p>0.4772833333</text:p>
          </table:table-cell>
          <table:table-cell office:value-type="float" office:value="14.5101" calcext:value-type="float">
            <text:p>14.510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K8]/[.I8]" office:value-type="float" office:value="0.23753525815709" calcext:value-type="float">
            <text:p>0.237535258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0602" calcext:value-type="float">
            <text:p>15.0602</text:p>
          </table:table-cell>
          <table:table-cell table:formula="of:=[.C73]" office:value-type="float" office:value="14.9873833333333" calcext:value-type="float">
            <text:p>14.9873833333</text:p>
          </table:table-cell>
          <table:table-cell table:formula="of:=ABS([.C74]-[.B74])" office:value-type="float" office:value="0.0728166666666663" calcext:value-type="float">
            <text:p>0.0728166667</text:p>
          </table:table-cell>
          <table:table-cell office:value-type="float" office:value="15.0602" calcext:value-type="float">
            <text:p>15.06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K9]/[.I9]" office:value-type="float" office:value="0.223063771824695" calcext:value-type="float">
            <text:p>0.223063771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1908" calcext:value-type="float">
            <text:p>14.1908</text:p>
          </table:table-cell>
          <table:table-cell table:formula="of:=[.C74]" office:value-type="float" office:value="14.9873833333333" calcext:value-type="float">
            <text:p>14.9873833333</text:p>
          </table:table-cell>
          <table:table-cell table:formula="of:=ABS([.C75]-[.B75])" office:value-type="float" office:value="0.796583333333334" calcext:value-type="float">
            <text:p>0.7965833333</text:p>
          </table:table-cell>
          <table:table-cell office:value-type="float" office:value="14.1908" calcext:value-type="float">
            <text:p>14.190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K10]/[.I10]" office:value-type="float" office:value="0.204897150729926" calcext:value-type="float">
            <text:p>0.204897150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8357" calcext:value-type="float">
            <text:p>15.8357</text:p>
          </table:table-cell>
          <table:table-cell table:formula="of:=[.C75]" office:value-type="float" office:value="14.9873833333333" calcext:value-type="float">
            <text:p>14.9873833333</text:p>
          </table:table-cell>
          <table:table-cell table:formula="of:=ABS([.C76]-[.B76])" office:value-type="float" office:value="0.848316666666666" calcext:value-type="float">
            <text:p>0.8483166667</text:p>
          </table:table-cell>
          <table:table-cell office:value-type="float" office:value="15.8357" calcext:value-type="float">
            <text:p>15.835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K11]/[.I11]" office:value-type="float" office:value="0.177492022183248" calcext:value-type="float">
            <text:p>0.177492022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8087" calcext:value-type="float">
            <text:p>16.8087</text:p>
          </table:table-cell>
          <table:table-cell table:formula="of:=[.C76]" office:value-type="float" office:value="14.9873833333333" calcext:value-type="float">
            <text:p>14.9873833333</text:p>
          </table:table-cell>
          <table:table-cell table:formula="of:=ABS([.C77]-[.B77])" office:value-type="float" office:value="1.82131666666667" calcext:value-type="float">
            <text:p>1.821316666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[.K12]/[.I12]" office:value-type="float" office:value="0.162806119849015" calcext:value-type="float">
            <text:p>0.162806119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991" calcext:value-type="float">
            <text:p>13.991</text:p>
          </table:table-cell>
          <table:table-cell table:formula="of:=[.C77]" office:value-type="float" office:value="14.9873833333333" calcext:value-type="float">
            <text:p>14.9873833333</text:p>
          </table:table-cell>
          <table:table-cell table:formula="of:=ABS([.C78]-[.B78])" office:value-type="float" office:value="0.996383333333334" calcext:value-type="float">
            <text:p>0.9963833333</text:p>
          </table:table-cell>
          <table:table-cell office:value-type="float" office:value="13.991" calcext:value-type="float">
            <text:p>13.99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6892" calcext:value-type="float">
            <text:p>15.6892</text:p>
          </table:table-cell>
          <table:table-cell table:formula="of:=[.C78]" office:value-type="float" office:value="14.9873833333333" calcext:value-type="float">
            <text:p>14.9873833333</text:p>
          </table:table-cell>
          <table:table-cell table:formula="of:=ABS([.C79]-[.B79])" office:value-type="float" office:value="0.701816666666666" calcext:value-type="float">
            <text:p>0.7018166667</text:p>
          </table:table-cell>
          <table:table-cell office:value-type="float" office:value="15.6892" calcext:value-type="float">
            <text:p>15.689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6688" calcext:value-type="float">
            <text:p>14.6688</text:p>
          </table:table-cell>
          <table:table-cell table:formula="of:=[.C79]" office:value-type="float" office:value="14.9873833333333" calcext:value-type="float">
            <text:p>14.9873833333</text:p>
          </table:table-cell>
          <table:table-cell table:formula="of:=ABS([.C80]-[.B80])" office:value-type="float" office:value="0.318583333333333" calcext:value-type="float">
            <text:p>0.3185833333</text:p>
          </table:table-cell>
          <table:table-cell office:value-type="float" office:value="14.6688" calcext:value-type="float">
            <text:p>14.668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1683" calcext:value-type="float">
            <text:p>16.1683</text:p>
          </table:table-cell>
          <table:table-cell table:formula="of:=[.C80]" office:value-type="float" office:value="14.9873833333333" calcext:value-type="float">
            <text:p>14.9873833333</text:p>
          </table:table-cell>
          <table:table-cell table:formula="of:=ABS([.C81]-[.B81])" office:value-type="float" office:value="1.18091666666666" calcext:value-type="float">
            <text:p>1.1809166667</text:p>
          </table:table-cell>
          <table:table-cell office:value-type="float" office:value="16.1683" calcext:value-type="float">
            <text:p>16.1683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3603" calcext:value-type="float">
            <text:p>14.3603</text:p>
          </table:table-cell>
          <table:table-cell table:formula="of:=AVERAGE([.B83:.B94])" office:value-type="float" office:value="12.8283083333333" calcext:value-type="float">
            <text:p>12.8283083333</text:p>
          </table:table-cell>
          <table:table-cell table:formula="of:=ABS([.C83]-[.B83])" office:value-type="float" office:value="1.53199166666667" calcext:value-type="float">
            <text:p>1.5319916667</text:p>
          </table:table-cell>
          <table:table-cell office:value-type="float" office:value="14.3603" calcext:value-type="float">
            <text:p>14.3603</text:p>
          </table:table-cell>
          <table:table-cell table:formula="of:=AVERAGE([.E83:.E94])" office:value-type="float" office:value="12.83294" calcext:value-type="float">
            <text:p>12.8329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5953" calcext:value-type="float">
            <text:p>11.5953</text:p>
          </table:table-cell>
          <table:table-cell table:formula="of:=[.C83]" office:value-type="float" office:value="12.8283083333333" calcext:value-type="float">
            <text:p>12.8283083333</text:p>
          </table:table-cell>
          <table:table-cell table:formula="of:=ABS([.C84]-[.B84])" office:value-type="float" office:value="1.23300833333333" calcext:value-type="float">
            <text:p>1.2330083333</text:p>
          </table:table-cell>
          <table:table-cell office:value-type="float" office:value="11.5953" calcext:value-type="float">
            <text:p>11.595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4892" calcext:value-type="float">
            <text:p>13.4892</text:p>
          </table:table-cell>
          <table:table-cell table:formula="of:=[.C84]" office:value-type="float" office:value="12.8283083333333" calcext:value-type="float">
            <text:p>12.8283083333</text:p>
          </table:table-cell>
          <table:table-cell table:formula="of:=ABS([.C85]-[.B85])" office:value-type="float" office:value="0.660891666666668" calcext:value-type="float">
            <text:p>0.6608916667</text:p>
          </table:table-cell>
          <table:table-cell office:value-type="float" office:value="13.4892" calcext:value-type="float">
            <text:p>13.489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3906" calcext:value-type="float">
            <text:p>13.3906</text:p>
          </table:table-cell>
          <table:table-cell table:formula="of:=[.C85]" office:value-type="float" office:value="12.8283083333333" calcext:value-type="float">
            <text:p>12.8283083333</text:p>
          </table:table-cell>
          <table:table-cell table:formula="of:=ABS([.C86]-[.B86])" office:value-type="float" office:value="0.562291666666667" calcext:value-type="float">
            <text:p>0.5622916667</text:p>
          </table:table-cell>
          <table:table-cell office:value-type="float" office:value="13.3906" calcext:value-type="float">
            <text:p>13.390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6244" calcext:value-type="float">
            <text:p>10.6244</text:p>
          </table:table-cell>
          <table:table-cell table:formula="of:=[.C86]" office:value-type="float" office:value="12.8283083333333" calcext:value-type="float">
            <text:p>12.8283083333</text:p>
          </table:table-cell>
          <table:table-cell table:formula="of:=ABS([.C87]-[.B87])" office:value-type="float" office:value="2.20390833333333" calcext:value-type="float">
            <text:p>2.2039083333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7967" calcext:value-type="float">
            <text:p>12.7967</text:p>
          </table:table-cell>
          <table:table-cell table:formula="of:=[.C87]" office:value-type="float" office:value="12.8283083333333" calcext:value-type="float">
            <text:p>12.8283083333</text:p>
          </table:table-cell>
          <table:table-cell table:formula="of:=ABS([.C88]-[.B88])" office:value-type="float" office:value="0.0316083333333328" calcext:value-type="float">
            <text:p>0.0316083333</text:p>
          </table:table-cell>
          <table:table-cell office:value-type="float" office:value="12.7967" calcext:value-type="float">
            <text:p>12.7967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1791" calcext:value-type="float">
            <text:p>13.1791</text:p>
          </table:table-cell>
          <table:table-cell table:formula="of:=[.C88]" office:value-type="float" office:value="12.8283083333333" calcext:value-type="float">
            <text:p>12.8283083333</text:p>
          </table:table-cell>
          <table:table-cell table:formula="of:=ABS([.C89]-[.B89])" office:value-type="float" office:value="0.350791666666668" calcext:value-type="float">
            <text:p>0.3507916667</text:p>
          </table:table-cell>
          <table:table-cell office:value-type="float" office:value="13.1791" calcext:value-type="float">
            <text:p>13.179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9367" calcext:value-type="float">
            <text:p>11.9367</text:p>
          </table:table-cell>
          <table:table-cell table:formula="of:=[.C89]" office:value-type="float" office:value="12.8283083333333" calcext:value-type="float">
            <text:p>12.8283083333</text:p>
          </table:table-cell>
          <table:table-cell table:formula="of:=ABS([.C90]-[.B90])" office:value-type="float" office:value="0.891608333333332" calcext:value-type="float">
            <text:p>0.8916083333</text:p>
          </table:table-cell>
          <table:table-cell office:value-type="float" office:value="11.9367" calcext:value-type="float">
            <text:p>11.9367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9859" calcext:value-type="float">
            <text:p>14.9859</text:p>
          </table:table-cell>
          <table:table-cell table:formula="of:=[.C90]" office:value-type="float" office:value="12.8283083333333" calcext:value-type="float">
            <text:p>12.8283083333</text:p>
          </table:table-cell>
          <table:table-cell table:formula="of:=ABS([.C91]-[.B91])" office:value-type="float" office:value="2.15759166666667" calcext:value-type="float">
            <text:p>2.1575916667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8303" calcext:value-type="float">
            <text:p>13.8303</text:p>
          </table:table-cell>
          <table:table-cell table:formula="of:=[.C91]" office:value-type="float" office:value="12.8283083333333" calcext:value-type="float">
            <text:p>12.8283083333</text:p>
          </table:table-cell>
          <table:table-cell table:formula="of:=ABS([.C92]-[.B92])" office:value-type="float" office:value="1.00199166666667" calcext:value-type="float">
            <text:p>1.0019916667</text:p>
          </table:table-cell>
          <table:table-cell office:value-type="float" office:value="13.8303" calcext:value-type="float">
            <text:p>13.830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3016" calcext:value-type="float">
            <text:p>12.3016</text:p>
          </table:table-cell>
          <table:table-cell table:formula="of:=[.C92]" office:value-type="float" office:value="12.8283083333333" calcext:value-type="float">
            <text:p>12.8283083333</text:p>
          </table:table-cell>
          <table:table-cell table:formula="of:=ABS([.C93]-[.B93])" office:value-type="float" office:value="0.526708333333332" calcext:value-type="float">
            <text:p>0.5267083333</text:p>
          </table:table-cell>
          <table:table-cell office:value-type="float" office:value="12.3016" calcext:value-type="float">
            <text:p>12.301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4496" calcext:value-type="float">
            <text:p>11.4496</text:p>
          </table:table-cell>
          <table:table-cell table:formula="of:=[.C93]" office:value-type="float" office:value="12.8283083333333" calcext:value-type="float">
            <text:p>12.8283083333</text:p>
          </table:table-cell>
          <table:table-cell table:formula="of:=ABS([.C94]-[.B94])" office:value-type="float" office:value="1.37870833333333" calcext:value-type="float">
            <text:p>1.3787083333</text:p>
          </table:table-cell>
          <table:table-cell office:value-type="float" office:value="11.4496" calcext:value-type="float">
            <text:p>11.4496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51012" calcext:value-type="float">
            <text:p>9.51012</text:p>
          </table:table-cell>
          <table:table-cell table:formula="of:=AVERAGE([.B96:.B107])" office:value-type="float" office:value="11.7199683333333" calcext:value-type="float">
            <text:p>11.7199683333</text:p>
          </table:table-cell>
          <table:table-cell table:formula="of:=ABS([.C96]-[.B96])" office:value-type="float" office:value="2.20984833333333" calcext:value-type="float">
            <text:p>2.2098483333</text:p>
          </table:table-cell>
          <table:table-cell/>
          <table:table-cell table:formula="of:=AVERAGE([.E96:.E107])" office:value-type="float" office:value="11.64228" calcext:value-type="float">
            <text:p>11.6422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9345" calcext:value-type="float">
            <text:p>12.9345</text:p>
          </table:table-cell>
          <table:table-cell table:formula="of:=[.C96]" office:value-type="float" office:value="11.7199683333333" calcext:value-type="float">
            <text:p>11.7199683333</text:p>
          </table:table-cell>
          <table:table-cell table:formula="of:=ABS([.C97]-[.B97])" office:value-type="float" office:value="1.21453166666667" calcext:value-type="float">
            <text:p>1.2145316667</text:p>
          </table:table-cell>
          <table:table-cell office:value-type="float" office:value="12.9345" calcext:value-type="float">
            <text:p>12.9345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9061" calcext:value-type="float">
            <text:p>10.9061</text:p>
          </table:table-cell>
          <table:table-cell table:formula="of:=[.C97]" office:value-type="float" office:value="11.7199683333333" calcext:value-type="float">
            <text:p>11.7199683333</text:p>
          </table:table-cell>
          <table:table-cell table:formula="of:=ABS([.C98]-[.B98])" office:value-type="float" office:value="0.813868333333334" calcext:value-type="float">
            <text:p>0.8138683333</text:p>
          </table:table-cell>
          <table:table-cell office:value-type="float" office:value="10.9061" calcext:value-type="float">
            <text:p>10.906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7309" calcext:value-type="float">
            <text:p>11.7309</text:p>
          </table:table-cell>
          <table:table-cell table:formula="of:=[.C98]" office:value-type="float" office:value="11.7199683333333" calcext:value-type="float">
            <text:p>11.7199683333</text:p>
          </table:table-cell>
          <table:table-cell table:formula="of:=ABS([.C99]-[.B99])" office:value-type="float" office:value="0.0109316666666661" calcext:value-type="float">
            <text:p>0.0109316667</text:p>
          </table:table-cell>
          <table:table-cell office:value-type="float" office:value="11.7309" calcext:value-type="float">
            <text:p>11.7309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7711" calcext:value-type="float">
            <text:p>11.7711</text:p>
          </table:table-cell>
          <table:table-cell table:formula="of:=[.C99]" office:value-type="float" office:value="11.7199683333333" calcext:value-type="float">
            <text:p>11.7199683333</text:p>
          </table:table-cell>
          <table:table-cell table:formula="of:=ABS([.C100]-[.B100])" office:value-type="float" office:value="0.0511316666666666" calcext:value-type="float">
            <text:p>0.0511316667</text:p>
          </table:table-cell>
          <table:table-cell office:value-type="float" office:value="11.7711" calcext:value-type="float">
            <text:p>11.771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2164" calcext:value-type="float">
            <text:p>12.2164</text:p>
          </table:table-cell>
          <table:table-cell table:formula="of:=[.C100]" office:value-type="float" office:value="11.7199683333333" calcext:value-type="float">
            <text:p>11.7199683333</text:p>
          </table:table-cell>
          <table:table-cell table:formula="of:=ABS([.C101]-[.B101])" office:value-type="float" office:value="0.496431666666666" calcext:value-type="float">
            <text:p>0.4964316667</text:p>
          </table:table-cell>
          <table:table-cell office:value-type="float" office:value="12.2164" calcext:value-type="float">
            <text:p>12.2164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.7067" calcext:value-type="float">
            <text:p>14.7067</text:p>
          </table:table-cell>
          <table:table-cell table:formula="of:=[.C101]" office:value-type="float" office:value="11.7199683333333" calcext:value-type="float">
            <text:p>11.7199683333</text:p>
          </table:table-cell>
          <table:table-cell table:formula="of:=ABS([.C102]-[.B102])" office:value-type="float" office:value="2.98673166666667" calcext:value-type="float">
            <text:p>2.9867316667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5547" calcext:value-type="float">
            <text:p>10.5547</text:p>
          </table:table-cell>
          <table:table-cell table:formula="of:=[.C102]" office:value-type="float" office:value="11.7199683333333" calcext:value-type="float">
            <text:p>11.7199683333</text:p>
          </table:table-cell>
          <table:table-cell table:formula="of:=ABS([.C103]-[.B103])" office:value-type="float" office:value="1.16526833333333" calcext:value-type="float">
            <text:p>1.1652683333</text:p>
          </table:table-cell>
          <table:table-cell office:value-type="float" office:value="10.5547" calcext:value-type="float">
            <text:p>10.5547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3847" calcext:value-type="float">
            <text:p>12.3847</text:p>
          </table:table-cell>
          <table:table-cell table:formula="of:=[.C103]" office:value-type="float" office:value="11.7199683333333" calcext:value-type="float">
            <text:p>11.7199683333</text:p>
          </table:table-cell>
          <table:table-cell table:formula="of:=ABS([.C104]-[.B104])" office:value-type="float" office:value="0.664731666666667" calcext:value-type="float">
            <text:p>0.6647316667</text:p>
          </table:table-cell>
          <table:table-cell office:value-type="float" office:value="12.3847" calcext:value-type="float">
            <text:p>12.3847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9609" calcext:value-type="float">
            <text:p>10.9609</text:p>
          </table:table-cell>
          <table:table-cell table:formula="of:=[.C104]" office:value-type="float" office:value="11.7199683333333" calcext:value-type="float">
            <text:p>11.7199683333</text:p>
          </table:table-cell>
          <table:table-cell table:formula="of:=ABS([.C105]-[.B105])" office:value-type="float" office:value="0.759068333333333" calcext:value-type="float">
            <text:p>0.7590683333</text:p>
          </table:table-cell>
          <table:table-cell office:value-type="float" office:value="10.9609" calcext:value-type="float">
            <text:p>10.9609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9084" calcext:value-type="float">
            <text:p>11.9084</text:p>
          </table:table-cell>
          <table:table-cell table:formula="of:=[.C105]" office:value-type="float" office:value="11.7199683333333" calcext:value-type="float">
            <text:p>11.7199683333</text:p>
          </table:table-cell>
          <table:table-cell table:formula="of:=ABS([.C106]-[.B106])" office:value-type="float" office:value="0.188431666666666" calcext:value-type="float">
            <text:p>0.1884316667</text:p>
          </table:table-cell>
          <table:table-cell office:value-type="float" office:value="11.9084" calcext:value-type="float">
            <text:p>11.9084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0551" calcext:value-type="float">
            <text:p>11.0551</text:p>
          </table:table-cell>
          <table:table-cell table:formula="of:=[.C106]" office:value-type="float" office:value="11.7199683333333" calcext:value-type="float">
            <text:p>11.7199683333</text:p>
          </table:table-cell>
          <table:table-cell table:formula="of:=ABS([.C107]-[.B107])" office:value-type="float" office:value="0.664868333333335" calcext:value-type="float">
            <text:p>0.6648683333</text:p>
          </table:table-cell>
          <table:table-cell office:value-type="float" office:value="11.0551" calcext:value-type="float">
            <text:p>11.055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207" calcext:value-type="float">
            <text:p>11.207</text:p>
          </table:table-cell>
          <table:table-cell table:formula="of:=AVERAGE([.B109:.B120])" office:value-type="float" office:value="11.5664325" calcext:value-type="float">
            <text:p>11.5664325</text:p>
          </table:table-cell>
          <table:table-cell table:formula="of:=ABS([.C109]-[.B109])" office:value-type="float" office:value="0.359432499999999" calcext:value-type="float">
            <text:p>0.3594325</text:p>
          </table:table-cell>
          <table:table-cell office:value-type="float" office:value="11.207" calcext:value-type="float">
            <text:p>11.207</text:p>
          </table:table-cell>
          <table:table-cell table:formula="of:=AVERAGE([.E109:.E120])" office:value-type="float" office:value="11.51989" calcext:value-type="float">
            <text:p>11.5198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8099" calcext:value-type="float">
            <text:p>11.8099</text:p>
          </table:table-cell>
          <table:table-cell table:formula="of:=[.C109]" office:value-type="float" office:value="11.5664325" calcext:value-type="float">
            <text:p>11.5664325</text:p>
          </table:table-cell>
          <table:table-cell table:formula="of:=ABS([.C110]-[.B110])" office:value-type="float" office:value="0.243467500000001" calcext:value-type="float">
            <text:p>0.2434675</text:p>
          </table:table-cell>
          <table:table-cell office:value-type="float" office:value="11.8099" calcext:value-type="float">
            <text:p>11.8099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1774" calcext:value-type="float">
            <text:p>12.1774</text:p>
          </table:table-cell>
          <table:table-cell table:formula="of:=[.C110]" office:value-type="float" office:value="11.5664325" calcext:value-type="float">
            <text:p>11.5664325</text:p>
          </table:table-cell>
          <table:table-cell table:formula="of:=ABS([.C111]-[.B111])" office:value-type="float" office:value="0.610967500000001" calcext:value-type="float">
            <text:p>0.6109675</text:p>
          </table:table-cell>
          <table:table-cell office:value-type="float" office:value="12.1774" calcext:value-type="float">
            <text:p>12.1774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51449" calcext:value-type="float">
            <text:p>9.51449</text:p>
          </table:table-cell>
          <table:table-cell table:formula="of:=[.C111]" office:value-type="float" office:value="11.5664325" calcext:value-type="float">
            <text:p>11.5664325</text:p>
          </table:table-cell>
          <table:table-cell table:formula="of:=ABS([.C112]-[.B112])" office:value-type="float" office:value="2.0519425" calcext:value-type="float">
            <text:p>2.0519425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4146" calcext:value-type="float">
            <text:p>11.4146</text:p>
          </table:table-cell>
          <table:table-cell table:formula="of:=[.C112]" office:value-type="float" office:value="11.5664325" calcext:value-type="float">
            <text:p>11.5664325</text:p>
          </table:table-cell>
          <table:table-cell table:formula="of:=ABS([.C113]-[.B113])" office:value-type="float" office:value="0.151832499999999" calcext:value-type="float">
            <text:p>0.1518325</text:p>
          </table:table-cell>
          <table:table-cell office:value-type="float" office:value="11.4146" calcext:value-type="float">
            <text:p>11.4146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6201" calcext:value-type="float">
            <text:p>11.6201</text:p>
          </table:table-cell>
          <table:table-cell table:formula="of:=[.C113]" office:value-type="float" office:value="11.5664325" calcext:value-type="float">
            <text:p>11.5664325</text:p>
          </table:table-cell>
          <table:table-cell table:formula="of:=ABS([.C114]-[.B114])" office:value-type="float" office:value="0.0536675000000013" calcext:value-type="float">
            <text:p>0.0536675</text:p>
          </table:table-cell>
          <table:table-cell office:value-type="float" office:value="11.6201" calcext:value-type="float">
            <text:p>11.6201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3055" calcext:value-type="float">
            <text:p>10.3055</text:p>
          </table:table-cell>
          <table:table-cell table:formula="of:=[.C114]" office:value-type="float" office:value="11.5664325" calcext:value-type="float">
            <text:p>11.5664325</text:p>
          </table:table-cell>
          <table:table-cell table:formula="of:=ABS([.C115]-[.B115])" office:value-type="float" office:value="1.2609325" calcext:value-type="float">
            <text:p>1.2609325</text:p>
          </table:table-cell>
          <table:table-cell office:value-type="float" office:value="10.3055" calcext:value-type="float">
            <text:p>10.305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7748" calcext:value-type="float">
            <text:p>12.7748</text:p>
          </table:table-cell>
          <table:table-cell table:formula="of:=[.C115]" office:value-type="float" office:value="11.5664325" calcext:value-type="float">
            <text:p>11.5664325</text:p>
          </table:table-cell>
          <table:table-cell table:formula="of:=ABS([.C116]-[.B116])" office:value-type="float" office:value="1.2083675" calcext:value-type="float">
            <text:p>1.2083675</text:p>
          </table:table-cell>
          <table:table-cell office:value-type="float" office:value="12.7748" calcext:value-type="float">
            <text:p>12.7748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6652" calcext:value-type="float">
            <text:p>11.6652</text:p>
          </table:table-cell>
          <table:table-cell table:formula="of:=[.C116]" office:value-type="float" office:value="11.5664325" calcext:value-type="float">
            <text:p>11.5664325</text:p>
          </table:table-cell>
          <table:table-cell table:formula="of:=ABS([.C117]-[.B117])" office:value-type="float" office:value="0.098767500000001" calcext:value-type="float">
            <text:p>0.0987675</text:p>
          </table:table-cell>
          <table:table-cell office:value-type="float" office:value="11.6652" calcext:value-type="float">
            <text:p>11.665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.0838" calcext:value-type="float">
            <text:p>14.0838</text:p>
          </table:table-cell>
          <table:table-cell table:formula="of:=[.C117]" office:value-type="float" office:value="11.5664325" calcext:value-type="float">
            <text:p>11.5664325</text:p>
          </table:table-cell>
          <table:table-cell table:formula="of:=ABS([.C118]-[.B118])" office:value-type="float" office:value="2.5173675" calcext:value-type="float">
            <text:p>2.5173675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2838" calcext:value-type="float">
            <text:p>11.2838</text:p>
          </table:table-cell>
          <table:table-cell table:formula="of:=[.C118]" office:value-type="float" office:value="11.5664325" calcext:value-type="float">
            <text:p>11.5664325</text:p>
          </table:table-cell>
          <table:table-cell table:formula="of:=ABS([.C119]-[.B119])" office:value-type="float" office:value="0.2826325" calcext:value-type="float">
            <text:p>0.2826325</text:p>
          </table:table-cell>
          <table:table-cell office:value-type="float" office:value="11.2838" calcext:value-type="float">
            <text:p>11.2838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9406" calcext:value-type="float">
            <text:p>10.9406</text:p>
          </table:table-cell>
          <table:table-cell table:formula="of:=[.C119]" office:value-type="float" office:value="11.5664325" calcext:value-type="float">
            <text:p>11.5664325</text:p>
          </table:table-cell>
          <table:table-cell table:formula="of:=ABS([.C120]-[.B120])" office:value-type="float" office:value="0.6258325" calcext:value-type="float">
            <text:p>0.6258325</text:p>
          </table:table-cell>
          <table:table-cell office:value-type="float" office:value="10.9406" calcext:value-type="float">
            <text:p>10.9406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9248" calcext:value-type="float">
            <text:p>11.9248</text:p>
          </table:table-cell>
          <table:table-cell table:formula="of:=AVERAGE([.B122:.B133])" office:value-type="float" office:value="10.9810483333333" calcext:value-type="float">
            <text:p>10.9810483333</text:p>
          </table:table-cell>
          <table:table-cell table:formula="of:=ABS([.C122]-[.B122])" office:value-type="float" office:value="0.943751666666667" calcext:value-type="float">
            <text:p>0.9437516667</text:p>
          </table:table-cell>
          <table:table-cell office:value-type="float" office:value="11.9248" calcext:value-type="float">
            <text:p>11.9248</text:p>
          </table:table-cell>
          <table:table-cell table:formula="of:=AVERAGE([.E122:.E133])" office:value-type="float" office:value="10.98916" calcext:value-type="float">
            <text:p>10.989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0359" calcext:value-type="float">
            <text:p>11.0359</text:p>
          </table:table-cell>
          <table:table-cell table:formula="of:=[.C122]" office:value-type="float" office:value="10.9810483333333" calcext:value-type="float">
            <text:p>10.9810483333</text:p>
          </table:table-cell>
          <table:table-cell table:formula="of:=ABS([.C123]-[.B123])" office:value-type="float" office:value="0.0548516666666679" calcext:value-type="float">
            <text:p>0.0548516667</text:p>
          </table:table-cell>
          <table:table-cell office:value-type="float" office:value="11.0359" calcext:value-type="float">
            <text:p>11.035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73428" calcext:value-type="float">
            <text:p>9.73428</text:p>
          </table:table-cell>
          <table:table-cell table:formula="of:=[.C123]" office:value-type="float" office:value="10.9810483333333" calcext:value-type="float">
            <text:p>10.9810483333</text:p>
          </table:table-cell>
          <table:table-cell table:formula="of:=ABS([.C124]-[.B124])" office:value-type="float" office:value="1.24676833333333" calcext:value-type="float">
            <text:p>1.2467683333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546" calcext:value-type="float">
            <text:p>10.546</text:p>
          </table:table-cell>
          <table:table-cell table:formula="of:=[.C124]" office:value-type="float" office:value="10.9810483333333" calcext:value-type="float">
            <text:p>10.9810483333</text:p>
          </table:table-cell>
          <table:table-cell table:formula="of:=ABS([.C125]-[.B125])" office:value-type="float" office:value="0.435048333333333" calcext:value-type="float">
            <text:p>0.4350483333</text:p>
          </table:table-cell>
          <table:table-cell office:value-type="float" office:value="10.546" calcext:value-type="float">
            <text:p>10.54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8773" calcext:value-type="float">
            <text:p>11.8773</text:p>
          </table:table-cell>
          <table:table-cell table:formula="of:=[.C125]" office:value-type="float" office:value="10.9810483333333" calcext:value-type="float">
            <text:p>10.9810483333</text:p>
          </table:table-cell>
          <table:table-cell table:formula="of:=ABS([.C126]-[.B126])" office:value-type="float" office:value="0.896251666666668" calcext:value-type="float">
            <text:p>0.8962516667</text:p>
          </table:table-cell>
          <table:table-cell office:value-type="float" office:value="11.8773" calcext:value-type="float">
            <text:p>11.8773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3543" calcext:value-type="float">
            <text:p>11.3543</text:p>
          </table:table-cell>
          <table:table-cell table:formula="of:=[.C126]" office:value-type="float" office:value="10.9810483333333" calcext:value-type="float">
            <text:p>10.9810483333</text:p>
          </table:table-cell>
          <table:table-cell table:formula="of:=ABS([.C127]-[.B127])" office:value-type="float" office:value="0.373251666666668" calcext:value-type="float">
            <text:p>0.3732516667</text:p>
          </table:table-cell>
          <table:table-cell office:value-type="float" office:value="11.3543" calcext:value-type="float">
            <text:p>11.3543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3029" calcext:value-type="float">
            <text:p>10.3029</text:p>
          </table:table-cell>
          <table:table-cell table:formula="of:=[.C127]" office:value-type="float" office:value="10.9810483333333" calcext:value-type="float">
            <text:p>10.9810483333</text:p>
          </table:table-cell>
          <table:table-cell table:formula="of:=ABS([.C128]-[.B128])" office:value-type="float" office:value="0.678148333333333" calcext:value-type="float">
            <text:p>0.6781483333</text:p>
          </table:table-cell>
          <table:table-cell office:value-type="float" office:value="10.3029" calcext:value-type="float">
            <text:p>10.302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5008" calcext:value-type="float">
            <text:p>11.5008</text:p>
          </table:table-cell>
          <table:table-cell table:formula="of:=[.C128]" office:value-type="float" office:value="10.9810483333333" calcext:value-type="float">
            <text:p>10.9810483333</text:p>
          </table:table-cell>
          <table:table-cell table:formula="of:=ABS([.C129]-[.B129])" office:value-type="float" office:value="0.519751666666668" calcext:value-type="float">
            <text:p>0.5197516667</text:p>
          </table:table-cell>
          <table:table-cell office:value-type="float" office:value="11.5008" calcext:value-type="float">
            <text:p>11.500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2971" calcext:value-type="float">
            <text:p>10.2971</text:p>
          </table:table-cell>
          <table:table-cell table:formula="of:=[.C129]" office:value-type="float" office:value="10.9810483333333" calcext:value-type="float">
            <text:p>10.9810483333</text:p>
          </table:table-cell>
          <table:table-cell table:formula="of:=ABS([.C130]-[.B130])" office:value-type="float" office:value="0.683948333333332" calcext:value-type="float">
            <text:p>0.6839483333</text:p>
          </table:table-cell>
          <table:table-cell office:value-type="float" office:value="10.2971" calcext:value-type="float">
            <text:p>10.297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0457" calcext:value-type="float">
            <text:p>10.0457</text:p>
          </table:table-cell>
          <table:table-cell table:formula="of:=[.C130]" office:value-type="float" office:value="10.9810483333333" calcext:value-type="float">
            <text:p>10.9810483333</text:p>
          </table:table-cell>
          <table:table-cell table:formula="of:=ABS([.C131]-[.B131])" office:value-type="float" office:value="0.935348333333332" calcext:value-type="float">
            <text:p>0.9353483333</text:p>
          </table:table-cell>
          <table:table-cell office:value-type="float" office:value="10.0457" calcext:value-type="float">
            <text:p>10.045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1467" calcext:value-type="float">
            <text:p>12.1467</text:p>
          </table:table-cell>
          <table:table-cell table:formula="of:=[.C131]" office:value-type="float" office:value="10.9810483333333" calcext:value-type="float">
            <text:p>10.9810483333</text:p>
          </table:table-cell>
          <table:table-cell table:formula="of:=ABS([.C132]-[.B132])" office:value-type="float" office:value="1.16565166666667" calcext:value-type="float">
            <text:p>1.1656516667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0068" calcext:value-type="float">
            <text:p>11.0068</text:p>
          </table:table-cell>
          <table:table-cell table:formula="of:=[.C132]" office:value-type="float" office:value="10.9810483333333" calcext:value-type="float">
            <text:p>10.9810483333</text:p>
          </table:table-cell>
          <table:table-cell table:formula="of:=ABS([.C133]-[.B133])" office:value-type="float" office:value="0.0257516666666682" calcext:value-type="float">
            <text:p>0.0257516667</text:p>
          </table:table-cell>
          <table:table-cell office:value-type="float" office:value="11.0068" calcext:value-type="float">
            <text:p>11.006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/00/0000</text:date>, <text:time style:data-style-name="N2" text:time-value="21:10:32.266779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9:51:32.041872121</meta:creation-date>
    <dc:date>2018-03-22T21:32:17.428542720</dc:date>
    <meta:editing-duration>PT2H52M15S</meta:editing-duration>
    <meta:editing-cycles>25</meta:editing-cycles>
    <meta:generator>LibreOffice/5.1.6.2$Linux_X86_64 LibreOffice_project/10m0$Build-2</meta:generator>
    <meta:document-statistic meta:table-count="1" meta:cell-count="72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scatter" chart:style-name="ch1">
        <chart:title svg:x="7.408cm" svg:y="0.316cm" chart:style-name="ch2">
          <text:p>Xeon</text:p>
        </chart:title>
        <chart:subtitle svg:x="6.482cm" svg:y="1.275cm" chart:style-name="ch3">
          <text:p>Completion Time</text:p>
        </chart:subtitle>
        <chart:legend chart:legend-position="end" svg:x="10.385cm" svg:y="3.705cm" style:legend-expansion="high" chart:style-name="ch4"/>
        <chart:plot-area chart:style-name="ch5" table:cell-range-address="Sheet1.H3:Sheet1.K12" chart:data-source-has-labels="row" svg:x="1.33cm" svg:y="2.138cm" svg:width="8.736cm" svg:height="5.706cm">
          <chartooo:coordinate-region svg:x="1.951cm" svg:y="2.337cm" svg:width="7.928cm" svg:height="4.86cm"/>
          <chart:axis chart:dimension="x" chart:name="primary-x" chart:style-name="ch6">
            <chart:title svg:x="4.265cm" svg:y="8.024cm" chart:style-name="ch7">
              <text:p>Number of Workers</text:p>
            </chart:title>
          </chart:axis>
          <chart:axis chart:dimension="y" chart:name="primary-y" chart:style-name="ch6">
            <chart:title svg:x="0.451cm" svg:y="6.252cm" chart:style-name="ch8">
              <text:p>Completion Time</text:p>
            </chart:title>
            <chart:grid chart:style-name="ch9" chart:class="major"/>
          </chart:axis>
          <chart:series chart:style-name="ch10" chart:values-cell-range-address="Sheet1.I4:Sheet1.I12" chart:label-cell-address="Sheet1.I3:Sheet1.I3" chart:class="chart:scatter">
            <chart:domain table:cell-range-address="Sheet1.H4:Sheet1.H12"/>
            <chart:data-point chart:repeated="9"/>
          </chart:series>
          <chart:series chart:style-name="ch11" chart:values-cell-range-address="Sheet1.J4:Sheet1.J12" chart:label-cell-address="Sheet1.J3:Sheet1.J3" chart:class="chart:scatter">
            <chart:data-point chart:repeated="9"/>
          </chart:series>
          <chart:series chart:style-name="ch12" chart:values-cell-range-address="Sheet1.K4:Sheet1.K12" chart:label-cell-address="Sheet1.K3:Sheet1.K3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Parallel Completion Time</text:p>
                <draw:g>
                  <svg:desc>Sheet1.I3:Sheet1.I3</svg:desc>
                </draw:g>
              </table:table-cell>
              <table:table-cell office:value-type="string">
                <text:p>Sequential Completion Time</text:p>
                <draw:g>
                  <svg:desc>Sheet1.J3:Sheet1.J3</svg:desc>
                </draw:g>
              </table:table-cell>
              <table:table-cell office:value-type="string">
                <text:p>Ideal Completion Time</text:p>
                <draw:g>
                  <svg:desc>Sheet1.K3:Sheet1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H4:Sheet1.H12</svg:desc>
                </draw:g>
              </table:table-cell>
              <table:table-cell office:value-type="float" office:value="27.26349">
                <text:p>27.26349</text:p>
                <draw:g>
                  <svg:desc>Sheet1.I4:Sheet1.I12</svg:desc>
                </draw:g>
              </table:table-cell>
              <table:table-cell office:value-type="float" office:value="28.62564">
                <text:p>28.62564</text:p>
                <draw:g>
                  <svg:desc>Sheet1.J4:Sheet1.J12</svg:desc>
                </draw:g>
              </table:table-cell>
              <table:table-cell office:value-type="float" office:value="28.62564">
                <text:p>28.62564</text:p>
                <draw:g>
                  <svg:desc>Sheet1.K4:Sheet1.K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.89348">
                <text:p>22.89348</text:p>
              </table:table-cell>
              <table:table-cell office:value-type="float" office:value="28.62564">
                <text:p>28.62564</text:p>
              </table:table-cell>
              <table:table-cell office:value-type="float" office:value="14.31282">
                <text:p>14.312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7.88659">
                <text:p>17.88659</text:p>
              </table:table-cell>
              <table:table-cell office:value-type="float" office:value="28.62564">
                <text:p>28.62564</text:p>
              </table:table-cell>
              <table:table-cell office:value-type="float" office:value="7.15641">
                <text:p>7.156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6.20788">
                <text:p>16.20788</text:p>
              </table:table-cell>
              <table:table-cell office:value-type="float" office:value="28.62564">
                <text:p>28.62564</text:p>
              </table:table-cell>
              <table:table-cell office:value-type="float" office:value="4.77094">
                <text:p>4.770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5.06389">
                <text:p>15.06389</text:p>
              </table:table-cell>
              <table:table-cell office:value-type="float" office:value="28.62564">
                <text:p>28.62564</text:p>
              </table:table-cell>
              <table:table-cell office:value-type="float" office:value="3.578205">
                <text:p>3.578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2.83294">
                <text:p>12.83294</text:p>
              </table:table-cell>
              <table:table-cell office:value-type="float" office:value="28.62564">
                <text:p>28.62564</text:p>
              </table:table-cell>
              <table:table-cell office:value-type="float" office:value="2.862564">
                <text:p>2.8625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1.64228">
                <text:p>11.64228</text:p>
              </table:table-cell>
              <table:table-cell office:value-type="float" office:value="28.62564">
                <text:p>28.62564</text:p>
              </table:table-cell>
              <table:table-cell office:value-type="float" office:value="2.38547">
                <text:p>2.385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1.51989">
                <text:p>11.51989</text:p>
              </table:table-cell>
              <table:table-cell office:value-type="float" office:value="28.62564">
                <text:p>28.62564</text:p>
              </table:table-cell>
              <table:table-cell office:value-type="float" office:value="2.04468857142857">
                <text:p>2.044688571428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0.98916">
                <text:p>10.98916</text:p>
              </table:table-cell>
              <table:table-cell office:value-type="float" office:value="28.62564">
                <text:p>28.62564</text:p>
              </table:table-cell>
              <table:table-cell office:value-type="float" office:value="1.7891025">
                <text:p>1.7891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14cm" svg:y="0.316cm" chart:style-name="ch2">
          <text:p>Xeon</text:p>
        </chart:title>
        <chart:subtitle svg:x="7.162cm" svg:y="1.275cm" chart:style-name="ch3">
          <text:p>Speedup</text:p>
        </chart:subtitle>
        <chart:legend chart:legend-position="end" svg:x="12.46cm" svg:y="3.952cm" style:legend-expansion="high" chart:style-name="ch4"/>
        <chart:plot-area chart:style-name="ch5" table:cell-range-address="Sheet1.H26:Sheet1.J34 Sheet1.I25:Sheet1.J25" chart:data-source-has-labels="row" svg:x="1.331cm" svg:y="2.138cm" svg:width="10.809cm" svg:height="5.701cm">
          <chartooo:coordinate-region svg:x="1.767cm" svg:y="2.337cm" svg:width="10.001cm" svg:height="4.855cm"/>
          <chart:axis chart:dimension="x" chart:name="primary-x" chart:style-name="ch6">
            <chart:title svg:x="5.302cm" svg:y="8.019cm" chart:style-name="ch7">
              <text:p>Number of Workers</text:p>
            </chart:title>
          </chart:axis>
          <chart:axis chart:dimension="y" chart:name="primary-y" chart:style-name="ch6">
            <chart:title svg:x="0.451cm" svg:y="5.707cm" chart:style-name="ch8">
              <text:p>Speedup</text:p>
            </chart:title>
            <chart:grid chart:style-name="ch9" chart:class="major"/>
          </chart:axis>
          <chart:series chart:style-name="ch10" chart:values-cell-range-address="Sheet1.I26:Sheet1.I34" chart:label-cell-address="Sheet1.I25:Sheet1.I25" chart:class="chart:scatter">
            <chart:domain table:cell-range-address="Sheet1.H26:Sheet1.H34"/>
            <chart:data-point chart:repeated="9"/>
          </chart:series>
          <chart:series chart:style-name="ch11" chart:values-cell-range-address="Sheet1.J26:Sheet1.J34" chart:label-cell-address="Sheet1.J25:Sheet1.J25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peedup(n)</text:p>
                <draw:g>
                  <svg:desc>Sheet1.I25:Sheet1.I25</svg:desc>
                </draw:g>
              </table:table-cell>
              <table:table-cell office:value-type="string">
                <text:p>Ideal Speedup</text:p>
                <draw:g>
                  <svg:desc>Sheet1.J25:Sheet1.J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H26:Sheet1.H34</svg:desc>
                </draw:g>
              </table:table-cell>
              <table:table-cell office:value-type="float" office:value="1.04996242227242">
                <text:p>1.04996242227242</text:p>
                <draw:g>
                  <svg:desc>Sheet1.I26:Sheet1.I34</svg:desc>
                </draw:g>
              </table:table-cell>
              <table:table-cell office:value-type="float" office:value="1">
                <text:p>1</text:p>
                <draw:g>
                  <svg:desc>Sheet1.J26:Sheet1.J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25038395211213">
                <text:p>1.250383952112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6003967217899">
                <text:p>1.60039672178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.76615572178471">
                <text:p>1.766155721784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.90028206525672">
                <text:p>1.900282065256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23063771824695">
                <text:p>2.230637718246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.45876580875911">
                <text:p>2.458765808759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.48488831056547">
                <text:p>2.484888310565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2.60489791758424">
                <text:p>2.60489791758424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14cm" svg:y="0.316cm" chart:style-name="ch2">
          <text:p>Xeon</text:p>
        </chart:title>
        <chart:subtitle svg:x="7.057cm" svg:y="1.275cm" chart:style-name="ch3">
          <text:p>Scalability</text:p>
        </chart:subtitle>
        <chart:legend chart:legend-position="end" svg:x="13.068cm" svg:y="4.201cm" style:legend-expansion="high" chart:style-name="ch4"/>
        <chart:plot-area chart:style-name="ch5" table:cell-range-address="Sheet1.H47:Sheet1.I55 Sheet1.I46:Sheet1.I46" chart:data-source-has-labels="row" svg:x="1.331cm" svg:y="2.138cm" svg:width="11.417cm" svg:height="5.701cm">
          <chartooo:coordinate-region svg:x="2.058cm" svg:y="2.338cm" svg:width="10.504cm" svg:height="4.854cm"/>
          <chart:axis chart:dimension="x" chart:name="primary-x" chart:style-name="ch6">
            <chart:title svg:x="5.606cm" svg:y="8.019cm" chart:style-name="ch7">
              <text:p>Number of Workers</text:p>
            </chart:title>
          </chart:axis>
          <chart:axis chart:dimension="y" chart:name="primary-y" chart:style-name="ch6">
            <chart:title svg:x="0.451cm" svg:y="5.786cm" chart:style-name="ch8">
              <text:p>Scalability</text:p>
            </chart:title>
            <chart:grid chart:style-name="ch9" chart:class="major"/>
          </chart:axis>
          <chart:series chart:style-name="ch10" chart:values-cell-range-address="Sheet1.I47:Sheet1.I55" chart:label-cell-address="Sheet1.I46:Sheet1.I46" chart:class="chart:scatter">
            <chart:domain table:cell-range-address="Sheet1.H47:Sheet1.H55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calability</text:p>
                <draw:g>
                  <svg:desc>Sheet1.I46:Sheet1.I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H47:Sheet1.H55</svg:desc>
                </draw:g>
              </table:table-cell>
              <table:table-cell office:value-type="float" office:value="1">
                <text:p>1</text:p>
                <draw:g>
                  <svg:desc>Sheet1.I47:Sheet1.I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19088447889967">
                <text:p>1.190884478899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52424190413041">
                <text:p>1.52424190413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.68211326836082">
                <text:p>1.682113268360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.80985721483627">
                <text:p>1.809857214836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12449290653584">
                <text:p>2.124492906535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.34176553046311">
                <text:p>2.341765530463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.36664499400602">
                <text:p>2.366644994006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2.48094394840006">
                <text:p>2.480943948400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14cm" svg:y="0.316cm" chart:style-name="ch2">
          <text:p>Xeon</text:p>
        </chart:title>
        <chart:subtitle svg:x="7.096cm" svg:y="1.275cm" chart:style-name="ch3">
          <text:p>Efficiency</text:p>
        </chart:subtitle>
        <chart:legend chart:legend-position="end" svg:x="13.148cm" svg:y="4.201cm" style:legend-expansion="high" chart:style-name="ch4"/>
        <chart:plot-area chart:style-name="ch5" table:cell-range-address="Sheet1.H68:Sheet1.I77" chart:data-source-has-labels="row" svg:x="1.331cm" svg:y="2.138cm" svg:width="11.497cm" svg:height="5.701cm">
          <chartooo:coordinate-region svg:x="2.058cm" svg:y="2.338cm" svg:width="10.584cm" svg:height="4.854cm"/>
          <chart:axis chart:dimension="x" chart:name="primary-x" chart:style-name="ch6">
            <chart:title svg:x="5.646cm" svg:y="8.019cm" chart:style-name="ch7">
              <text:p>Number of Workers</text:p>
            </chart:title>
          </chart:axis>
          <chart:axis chart:dimension="y" chart:name="primary-y" chart:style-name="ch6">
            <chart:title svg:x="0.451cm" svg:y="5.72cm" chart:style-name="ch8">
              <text:p>Efficiency</text:p>
            </chart:title>
            <chart:grid chart:style-name="ch9" chart:class="major"/>
          </chart:axis>
          <chart:series chart:style-name="ch10" chart:values-cell-range-address="Sheet1.I69:Sheet1.I77" chart:label-cell-address="Sheet1.I68:Sheet1.I68" chart:class="chart:scatter">
            <chart:domain table:cell-range-address="Sheet1.H69:Sheet1.H77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Efficiency</text:p>
                <draw:g>
                  <svg:desc>Sheet1.I68:Sheet1.I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H69:Sheet1.H77</svg:desc>
                </draw:g>
              </table:table-cell>
              <table:table-cell office:value-type="float" office:value="1.04996242227242">
                <text:p>1.04996242227242</text:p>
                <draw:g>
                  <svg:desc>Sheet1.I69:Sheet1.I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25191976056065">
                <text:p>0.625191976056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00099180447475">
                <text:p>0.400099180447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294359286964119">
                <text:p>0.2943592869641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23753525815709">
                <text:p>0.237535258157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223063771824695">
                <text:p>0.2230637718246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204897150729926">
                <text:p>0.2048971507299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177492022183248">
                <text:p>0.1774920221832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162806119849015">
                <text:p>0.1628061198490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